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6953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5161in"/>
    </style:style>
    <style:style style:name="co6" style:family="table-column">
      <style:table-column-properties fo:break-before="auto" style:column-width="2.0626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2744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2.3953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7374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7.112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382in"/>
    </style:style>
    <style:style style:name="co19" style:family="table-column">
      <style:table-column-properties fo:break-before="auto" style:column-width="0.8319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822in"/>
    </style:style>
    <style:style style:name="co22" style:family="table-column">
      <style:table-column-properties fo:break-before="auto" style:column-width="3.665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Working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float" office:value="62">
            <text:p>62</text:p>
          </table:table-cell>
          <table:table-cell office:value-type="string">
            <text:p>Hageny</text:p>
          </table:table-cell>
          <table:table-cell office:value-type="string">
            <text:p>Terri</text:p>
          </table:table-cell>
          <table:table-cell office:value-type="string">
            <text:p>571-643-0928</text:p>
          </table:table-cell>
          <table:table-cell office:value-type="string">
            <text:p>copper bed road</text:p>
          </table:table-cell>
          <table:table-cell office:value-type="string">
            <text:p>13506 Copper Bed road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gilley</text:p>
          </table:table-cell>
          <table:table-cell office:value-type="string">
            <text:p>nancy</text:p>
          </table:table-cell>
          <table:table-cell office:value-type="string">
            <text:p>703-793-3336</text:p>
          </table:table-cell>
          <table:table-cell office:value-type="string">
            <text:p>floris street</text:p>
          </table:table-cell>
          <table:table-cell office:value-type="string">
            <text:p>13513 Floris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away</text:p>
          </table:table-cell>
          <table:table-cell office:value-type="string">
            <text:p>Lynn </text:p>
          </table:table-cell>
          <table:table-cell office:value-type="string">
            <text:p>703-437-6733</text:p>
          </table:table-cell>
          <table:table-cell office:value-type="string">
            <text:p>maleady drive</text:p>
          </table:table-cell>
          <table:table-cell office:value-type="string">
            <text:p>2147 Malead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Colen</text:p>
          </table:table-cell>
          <table:table-cell office:value-type="string">
            <text:p>Rod</text:p>
          </table:table-cell>
          <table:table-cell office:value-type="string">
            <text:p>703-915-1206</text:p>
          </table:table-cell>
          <table:table-cell office:value-type="string">
            <text:p>noble victory lane</text:p>
          </table:table-cell>
          <table:table-cell office:value-type="string">
            <text:p>12604 Noble Victory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Robles</text:p>
          </table:table-cell>
          <table:table-cell office:value-type="string">
            <text:p>Maria </text:p>
          </table:table-cell>
          <table:table-cell/>
          <table:table-cell office:value-type="string">
            <text:p>sycamore lakes cove</text:p>
          </table:table-cell>
          <table:table-cell office:value-type="string">
            <text:p>2470 Sycamore Lakes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Harkin</text:p>
          </table:table-cell>
          <table:table-cell office:value-type="string">
            <text:p>Dan</text:p>
          </table:table-cell>
          <table:table-cell office:value-type="string">
            <text:p>703-716-2624</text:p>
          </table:table-cell>
          <table:table-cell office:value-type="string">
            <text:p>tuckaway drive</text:p>
          </table:table-cell>
          <table:table-cell office:value-type="string">
            <text:p>13202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Mccleskey</text:p>
          </table:table-cell>
          <table:table-cell office:value-type="string">
            <text:p>derek</text:p>
          </table:table-cell>
          <table:table-cell office:value-type="string">
            <text:p>703-390-1122</text:p>
          </table:table-cell>
          <table:table-cell office:value-type="string">
            <text:p>tuckaway drive</text:p>
          </table:table-cell>
          <table:table-cell office:value-type="string">
            <text:p>3305 Tuckaway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Macaluso</text:p>
          </table:table-cell>
          <table:table-cell office:value-type="string">
            <text:p>John</text:p>
          </table:table-cell>
          <table:table-cell office:value-type="string">
            <text:p>703-476-2112</text:p>
          </table:table-cell>
          <table:table-cell office:value-type="string">
            <text:p>tuckaway drive</text:p>
          </table:table-cell>
          <table:table-cell office:value-type="string">
            <text:p>3303 Tuckaway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Rizzi</text:p>
          </table:table-cell>
          <table:table-cell office:value-type="string">
            <text:p>Dave </text:p>
          </table:table-cell>
          <table:table-cell/>
          <table:table-cell office:value-type="string">
            <text:p>tuckaway drive</text:p>
          </table:table-cell>
          <table:table-cell office:value-type="string">
            <text:p>13213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Yurek</text:p>
          </table:table-cell>
          <table:table-cell office:value-type="string">
            <text:p>Al</text:p>
          </table:table-cell>
          <table:table-cell office:value-type="string">
            <text:p>703-850-5530</text:p>
          </table:table-cell>
          <table:table-cell office:value-type="string">
            <text:p>tuckaway drive</text:p>
          </table:table-cell>
          <table:table-cell office:value-type="string">
            <text:p>3403 Franklin Manor Court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Comments: righ side of garag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en QIU</text:p>
          </table:table-cell>
          <table:table-cell office:value-type="string">
            <text:p>Shu</text:p>
          </table:table-cell>
          <table:table-cell/>
          <table:table-cell office:value-type="string">
            <text:p>tuckaway drive</text:p>
          </table:table-cell>
          <table:table-cell office:value-type="string">
            <text:p>13193 Ashvale Drive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Braun</text:p>
          </table:table-cell>
          <table:table-cell office:value-type="string">
            <text:p>richard</text:p>
          </table:table-cell>
          <table:table-cell office:value-type="string">
            <text:p>703-378-8869</text:p>
          </table:table-cell>
          <table:table-cell office:value-type="string">
            <text:p>cross keys court</text:p>
          </table:table-cell>
          <table:table-cell office:value-type="string">
            <text:p>13121 Cross Keys Court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Comments: stack in beds on each side of driveway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Donaldson</text:p>
          </table:table-cell>
          <table:table-cell office:value-type="string">
            <text:p>Lynn </text:p>
          </table:table-cell>
          <table:table-cell office:value-type="string">
            <text:p>703-309-7353</text:p>
          </table:table-cell>
          <table:table-cell office:value-type="string">
            <text:p>tuckaway drive</text:p>
          </table:table-cell>
          <table:table-cell office:value-type="string">
            <text:p>13142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of driveway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Fortin</text:p>
          </table:table-cell>
          <table:table-cell office:value-type="string">
            <text:p>Mike</text:p>
          </table:table-cell>
          <table:table-cell office:value-type="string">
            <text:p>703-264-1970</text:p>
          </table:table-cell>
          <table:table-cell office:value-type="string">
            <text:p>tuckaway drive</text:p>
          </table:table-cell>
          <table:table-cell office:value-type="string">
            <text:p>3341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Cornell</text:p>
          </table:table-cell>
          <table:table-cell office:value-type="string">
            <text:p>John</text:p>
          </table:table-cell>
          <table:table-cell office:value-type="string">
            <text:p>703-476-6743</text:p>
          </table:table-cell>
          <table:table-cell office:value-type="string">
            <text:p>tuckaway drive</text:p>
          </table:table-cell>
          <table:table-cell office:value-type="string">
            <text:p>3346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Drown</text:p>
          </table:table-cell>
          <table:table-cell office:value-type="string">
            <text:p>Sally</text:p>
          </table:table-cell>
          <table:table-cell office:value-type="string">
            <text:p>703-476-8495</text:p>
          </table:table-cell>
          <table:table-cell office:value-type="string">
            <text:p>tuckaway drive</text:p>
          </table:table-cell>
          <table:table-cell office:value-type="string">
            <text:p>3349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Mcdonough</text:p>
          </table:table-cell>
          <table:table-cell office:value-type="string">
            <text:p>Debbie</text:p>
          </table:table-cell>
          <table:table-cell office:value-type="string">
            <text:p>703-795-9215</text:p>
          </table:table-cell>
          <table:table-cell office:value-type="string">
            <text:p>tuckaway drive</text:p>
          </table:table-cell>
          <table:table-cell office:value-type="string">
            <text:p>3340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Boatman</text:p>
          </table:table-cell>
          <table:table-cell office:value-type="string">
            <text:p>Jim</text:p>
          </table:table-cell>
          <table:table-cell office:value-type="string">
            <text:p>703-476-9809</text:p>
          </table:table-cell>
          <table:table-cell office:value-type="string">
            <text:p>tuckaway drive</text:p>
          </table:table-cell>
          <table:table-cell office:value-type="string">
            <text:p>3337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Brown</text:p>
          </table:table-cell>
          <table:table-cell office:value-type="string">
            <text:p>Jeanne</text:p>
          </table:table-cell>
          <table:table-cell office:value-type="string">
            <text:p>703-648-9043</text:p>
          </table:table-cell>
          <table:table-cell office:value-type="string">
            <text:p>tuckaway drive</text:p>
          </table:table-cell>
          <table:table-cell office:value-type="string">
            <text:p>3332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oherty</text:p>
          </table:table-cell>
          <table:table-cell office:value-type="string">
            <text:p>Karen</text:p>
          </table:table-cell>
          <table:table-cell office:value-type="string">
            <text:p>703-391-0399</text:p>
          </table:table-cell>
          <table:table-cell office:value-type="string">
            <text:p>tuckaway drive</text:p>
          </table:table-cell>
          <table:table-cell office:value-type="string">
            <text:p>3331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Romanowiczx</text:p>
          </table:table-cell>
          <table:table-cell office:value-type="string">
            <text:p>Stan</text:p>
          </table:table-cell>
          <table:table-cell office:value-type="string">
            <text:p>401-248-4543</text:p>
          </table:table-cell>
          <table:table-cell office:value-type="string">
            <text:p>tuckaway drive</text:p>
          </table:table-cell>
          <table:table-cell office:value-type="string">
            <text:p>13149 Fern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top of driveway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Pillar</text:p>
          </table:table-cell>
          <table:table-cell office:value-type="string">
            <text:p>Janet</text:p>
          </table:table-cell>
          <table:table-cell office:value-type="string">
            <text:p>703-980-0835</text:p>
          </table:table-cell>
          <table:table-cell office:value-type="string">
            <text:p>tuckaway drive</text:p>
          </table:table-cell>
          <table:table-cell office:value-type="string">
            <text:p>13147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top left side of drivewa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Vertal</text:p>
          </table:table-cell>
          <table:table-cell office:value-type="string">
            <text:p>Mike</text:p>
          </table:table-cell>
          <table:table-cell office:value-type="string">
            <text:p>703-407-2583</text:p>
          </table:table-cell>
          <table:table-cell office:value-type="string">
            <text:p>tuckaway drive</text:p>
          </table:table-cell>
          <table:table-cell office:value-type="string">
            <text:p>13121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grass on left side of driveway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cmorrow</text:p>
          </table:table-cell>
          <table:table-cell office:value-type="string">
            <text:p>Dan</text:p>
          </table:table-cell>
          <table:table-cell office:value-type="string">
            <text:p>703-620-1680</text:p>
          </table:table-cell>
          <table:table-cell office:value-type="string">
            <text:p>tuckaway drive</text:p>
          </table:table-cell>
          <table:table-cell office:value-type="string">
            <text:p>13123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Locklin</text:p>
          </table:table-cell>
          <table:table-cell office:value-type="string">
            <text:p>Kris</text:p>
          </table:table-cell>
          <table:table-cell/>
          <table:table-cell office:value-type="string">
            <text:p>tuckaway drive</text:p>
          </table:table-cell>
          <table:table-cell office:value-type="string">
            <text:p>13120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presti</text:p>
          </table:table-cell>
          <table:table-cell office:value-type="string">
            <text:p>Tony</text:p>
          </table:table-cell>
          <table:table-cell office:value-type="string">
            <text:p>703-992-4204</text:p>
          </table:table-cell>
          <table:table-cell office:value-type="string">
            <text:p>tuckaway drive</text:p>
          </table:table-cell>
          <table:table-cell office:value-type="string">
            <text:p>13109 Lanevie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White</text:p>
          </table:table-cell>
          <table:table-cell office:value-type="string">
            <text:p>Jim</text:p>
          </table:table-cell>
          <table:table-cell office:value-type="string">
            <text:p>703-343-0718</text:p>
          </table:table-cell>
          <table:table-cell office:value-type="string">
            <text:p>tuckaway drive</text:p>
          </table:table-cell>
          <table:table-cell office:value-type="string">
            <text:p>3304 Bywate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end of pipestem beyond basketball net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Russ</text:p>
          </table:table-cell>
          <table:table-cell office:value-type="string">
            <text:p>Larry</text:p>
          </table:table-cell>
          <table:table-cell office:value-type="string">
            <text:p>703-476-6696</text:p>
          </table:table-cell>
          <table:table-cell office:value-type="string">
            <text:p>tuckaway drive</text:p>
          </table:table-cell>
          <table:table-cell office:value-type="string">
            <text:p>3307 Bywate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eisenbnrown</text:p>
          </table:table-cell>
          <table:table-cell office:value-type="string">
            <text:p>steve</text:p>
          </table:table-cell>
          <table:table-cell office:value-type="string">
            <text:p>703-391-7122</text:p>
          </table:table-cell>
          <table:table-cell office:value-type="string">
            <text:p>tuckaway drive</text:p>
          </table:table-cell>
          <table:table-cell office:value-type="string">
            <text:p>13137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Perich</text:p>
          </table:table-cell>
          <table:table-cell office:value-type="string">
            <text:p>Judy</text:p>
          </table:table-cell>
          <table:table-cell office:value-type="string">
            <text:p>703-476-5323</text:p>
          </table:table-cell>
          <table:table-cell office:value-type="string">
            <text:p>tuckaway drive</text:p>
          </table:table-cell>
          <table:table-cell office:value-type="string">
            <text:p>13122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edzelman</text:p>
          </table:table-cell>
          <table:table-cell office:value-type="string">
            <text:p>Cheryl</text:p>
          </table:table-cell>
          <table:table-cell office:value-type="string">
            <text:p>703-262-0553</text:p>
          </table:table-cell>
          <table:table-cell office:value-type="string">
            <text:p>tuckaway drive</text:p>
          </table:table-cell>
          <table:table-cell office:value-type="string">
            <text:p>13159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McCullen</text:p>
          </table:table-cell>
          <table:table-cell office:value-type="string">
            <text:p>Judy</text:p>
          </table:table-cell>
          <table:table-cell office:value-type="string">
            <text:p>703-391-0548</text:p>
          </table:table-cell>
          <table:table-cell office:value-type="string">
            <text:p>tuckaway drive</text:p>
          </table:table-cell>
          <table:table-cell office:value-type="string">
            <text:p>13158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Gregor</text:p>
          </table:table-cell>
          <table:table-cell office:value-type="string">
            <text:p>Cathy </text:p>
          </table:table-cell>
          <table:table-cell/>
          <table:table-cell office:value-type="string">
            <text:p>tuckaway drive</text:p>
          </table:table-cell>
          <table:table-cell office:value-type="string">
            <text:p>3308 Apple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Danforth</text:p>
          </table:table-cell>
          <table:table-cell office:value-type="string">
            <text:p>Larry</text:p>
          </table:table-cell>
          <table:table-cell office:value-type="string">
            <text:p>703-860-1425</text:p>
          </table:table-cell>
          <table:table-cell office:value-type="string">
            <text:p>tuckaway drive</text:p>
          </table:table-cell>
          <table:table-cell office:value-type="string">
            <text:p>3313 Apple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street side of front walk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webster</text:p>
          </table:table-cell>
          <table:table-cell office:value-type="string">
            <text:p>Bev</text:p>
          </table:table-cell>
          <table:table-cell office:value-type="string">
            <text:p>571-926-1151</text:p>
          </table:table-cell>
          <table:table-cell office:value-type="string">
            <text:p>tuckaway drive</text:p>
          </table:table-cell>
          <table:table-cell office:value-type="string">
            <text:p>13125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driveway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Mandrgoc</text:p>
          </table:table-cell>
          <table:table-cell office:value-type="string">
            <text:p>Leonard</text:p>
          </table:table-cell>
          <table:table-cell office:value-type="string">
            <text:p>703-862-7206</text:p>
          </table:table-cell>
          <table:table-cell office:value-type="string">
            <text:p>tuckaway drive</text:p>
          </table:table-cell>
          <table:table-cell office:value-type="string">
            <text:p>13123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5 bags on right of house, 15 on left, 10 bags in front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Krause</text:p>
          </table:table-cell>
          <table:table-cell office:value-type="string">
            <text:p>Amy</text:p>
          </table:table-cell>
          <table:table-cell office:value-type="string">
            <text:p>703-860-2677</text:p>
          </table:table-cell>
          <table:table-cell office:value-type="string">
            <text:p>wrenn house lane</text:p>
          </table:table-cell>
          <table:table-cell office:value-type="string">
            <text:p>13219 wrenn Hous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m side of driveay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onard</text:p>
          </table:table-cell>
          <table:table-cell office:value-type="string">
            <text:p>Christine </text:p>
          </table:table-cell>
          <table:table-cell/>
          <table:table-cell office:value-type="string">
            <text:p>wrenn house lane</text:p>
          </table:table-cell>
          <table:table-cell office:value-type="string">
            <text:p>13208 Wrenn Hous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on right side of driveway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Allamsetty</text:p>
          </table:table-cell>
          <table:table-cell office:value-type="string">
            <text:p>Venkata</text:p>
          </table:table-cell>
          <table:table-cell/>
          <table:table-cell office:value-type="string">
            <text:p>oxford forest drive</text:p>
          </table:table-cell>
          <table:table-cell office:value-type="string">
            <text:p>3119 Oxford forest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Mathews</text:p>
          </table:table-cell>
          <table:table-cell office:value-type="string">
            <text:p>Lisa</text:p>
          </table:table-cell>
          <table:table-cell office:value-type="string">
            <text:p>703-715-8339</text:p>
          </table:table-cell>
          <table:table-cell office:value-type="string">
            <text:p>willow glen drive</text:p>
          </table:table-cell>
          <table:table-cell office:value-type="string">
            <text:p>3113 Franklins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Lee</text:p>
          </table:table-cell>
          <table:table-cell office:value-type="string">
            <text:p>Debbie</text:p>
          </table:table-cell>
          <table:table-cell office:value-type="string">
            <text:p>571-225-1001</text:p>
          </table:table-cell>
          <table:table-cell office:value-type="string">
            <text:p>willow glen drive</text:p>
          </table:table-cell>
          <table:table-cell office:value-type="string">
            <text:p>3293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uttges</text:p>
          </table:table-cell>
          <table:table-cell office:value-type="string">
            <text:p>Jill</text:p>
          </table:table-cell>
          <table:table-cell office:value-type="string">
            <text:p>703-391-7117</text:p>
          </table:table-cell>
          <table:table-cell office:value-type="string">
            <text:p>willow glen drive</text:p>
          </table:table-cell>
          <table:table-cell office:value-type="string">
            <text:p>3286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fence on right side of house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Gibb</text:p>
          </table:table-cell>
          <table:table-cell office:value-type="string">
            <text:p>Mark </text:p>
          </table:table-cell>
          <table:table-cell office:value-type="string">
            <text:p>703-476-8887</text:p>
          </table:table-cell>
          <table:table-cell office:value-type="string">
            <text:p>willow glen drive</text:p>
          </table:table-cell>
          <table:table-cell office:value-type="string">
            <text:p>3285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raighill</text:p>
          </table:table-cell>
          <table:table-cell office:value-type="string">
            <text:p>Sherry</text:p>
          </table:table-cell>
          <table:table-cell office:value-type="string">
            <text:p>703-956-3006</text:p>
          </table:table-cell>
          <table:table-cell office:value-type="string">
            <text:p>willow glen drive</text:p>
          </table:table-cell>
          <table:table-cell office:value-type="string">
            <text:p>3265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ehind garage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Choi</text:p>
          </table:table-cell>
          <table:table-cell office:value-type="string">
            <text:p>yong</text:p>
          </table:table-cell>
          <table:table-cell/>
          <table:table-cell office:value-type="string">
            <text:p>willow glen drive</text:p>
          </table:table-cell>
          <table:table-cell office:value-type="string">
            <text:p>12805 Willow Gl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Miller</text:p>
          </table:table-cell>
          <table:table-cell office:value-type="string">
            <text:p>Sue</text:p>
          </table:table-cell>
          <table:table-cell office:value-type="string">
            <text:p>703-476-2014</text:p>
          </table:table-cell>
          <table:table-cell office:value-type="string">
            <text:p>nestlewood drive</text:p>
          </table:table-cell>
          <table:table-cell office:value-type="string">
            <text:p>3222 Brynwood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amachandran</text:p>
          </table:table-cell>
          <table:table-cell office:value-type="string">
            <text:p>Shanthi</text:p>
          </table:table-cell>
          <table:table-cell office:value-type="string">
            <text:p>703-467-9040</text:p>
          </table:table-cell>
          <table:table-cell office:value-type="string">
            <text:p>pond crest lane</text:p>
          </table:table-cell>
          <table:table-cell office:value-type="string">
            <text:p>12720 Pond Crest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Korowajczuk</text:p>
          </table:table-cell>
          <table:table-cell office:value-type="string">
            <text:p>Eliani</text:p>
          </table:table-cell>
          <table:table-cell office:value-type="string">
            <text:p>703-716-0380</text:p>
          </table:table-cell>
          <table:table-cell office:value-type="string">
            <text:p>manderley way</text:p>
          </table:table-cell>
          <table:table-cell office:value-type="string">
            <text:p>12541 Manderley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ul</text:p>
          </table:table-cell>
          <table:table-cell office:value-type="string">
            <text:p>Christine </text:p>
          </table:table-cell>
          <table:table-cell/>
          <table:table-cell office:value-type="string">
            <text:p>folkstone drive</text:p>
          </table:table-cell>
          <table:table-cell office:value-type="string">
            <text:p>2945 For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5 bags by mailbox, 25 under basketball hoop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Hoffman</text:p>
          </table:table-cell>
          <table:table-cell office:value-type="string">
            <text:p>Scott</text:p>
          </table:table-cell>
          <table:table-cell office:value-type="string">
            <text:p>321-243-0921</text:p>
          </table:table-cell>
          <table:table-cell office:value-type="string">
            <text:p>folkstone drive</text:p>
          </table:table-cell>
          <table:table-cell office:value-type="string">
            <text:p>2933 For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driveway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Capehart</text:p>
          </table:table-cell>
          <table:table-cell office:value-type="string">
            <text:p>Tom</text:p>
          </table:table-cell>
          <table:table-cell office:value-type="string">
            <text:p>703-620-6118</text:p>
          </table:table-cell>
          <table:table-cell office:value-type="string">
            <text:p>folkstone drive</text:p>
          </table:table-cell>
          <table:table-cell office:value-type="string">
            <text:p>2938 F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left side of driveway at basketball hoop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cattergood</text:p>
          </table:table-cell>
          <table:table-cell office:value-type="string">
            <text:p>Les</text:p>
          </table:table-cell>
          <table:table-cell office:value-type="string">
            <text:p>703-643-9496</text:p>
          </table:table-cell>
          <table:table-cell office:value-type="string">
            <text:p>folkstone drive</text:p>
          </table:table-cell>
          <table:table-cell office:value-type="string">
            <text:p>12342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in alcove on driveway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Spence</text:p>
          </table:table-cell>
          <table:table-cell office:value-type="string">
            <text:p>Colin</text:p>
          </table:table-cell>
          <table:table-cell/>
          <table:table-cell office:value-type="string">
            <text:p>folkstone drive</text:p>
          </table:table-cell>
          <table:table-cell office:value-type="string">
            <text:p>12347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Murray</text:p>
          </table:table-cell>
          <table:table-cell office:value-type="string">
            <text:p>Pete </text:p>
          </table:table-cell>
          <table:table-cell/>
          <table:table-cell office:value-type="string">
            <text:p>folkstone drive</text:p>
          </table:table-cell>
          <table:table-cell office:value-type="string">
            <text:p>2960 For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 next to garage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Lambright</text:p>
          </table:table-cell>
          <table:table-cell office:value-type="string">
            <text:p>John</text:p>
          </table:table-cell>
          <table:table-cell office:value-type="string">
            <text:p>703-860-4991</text:p>
          </table:table-cell>
          <table:table-cell office:value-type="string">
            <text:p>westwood hills drive</text:p>
          </table:table-cell>
          <table:table-cell office:value-type="string">
            <text:p>3018 Millstream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springfield</text:p>
          </table:table-cell>
          <table:table-cell office:value-type="string">
            <text:p>Kathy</text:p>
          </table:table-cell>
          <table:table-cell office:value-type="string">
            <text:p>703-860-3999</text:p>
          </table:table-cell>
          <table:table-cell office:value-type="string">
            <text:p>wild cherry place</text:p>
          </table:table-cell>
          <table:table-cell office:value-type="string">
            <text:p>2647 Wild Cherry Place</text:p>
          </table:table-cell>
          <table:table-cell office:value-type="string">
            <text:p>Reston</text:p>
          </table:table-cell>
          <table:table-cell office:value-type="string">
            <text:p>Va</text:p>
          </table:table-cell>
          <table:table-cell office:value-type="float" office:value="20191">
            <text:p>2019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Gregor</text:p>
          </table:table-cell>
          <table:table-cell office:value-type="string">
            <text:p>Sallie</text:p>
          </table:table-cell>
          <table:table-cell office:value-type="string">
            <text:p>703-716-4817</text:p>
          </table:table-cell>
          <table:table-cell office:value-type="string">
            <text:p>folkstone drive</text:p>
          </table:table-cell>
          <table:table-cell office:value-type="string">
            <text:p>2909 Rock Mano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on back patio at right of house, 15 in front left side of house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hapo</text:p>
          </table:table-cell>
          <table:table-cell office:value-type="string">
            <text:p>Jackie</text:p>
          </table:table-cell>
          <table:table-cell office:value-type="string">
            <text:p>703-620-0576</text:p>
          </table:table-cell>
          <table:table-cell office:value-type="string">
            <text:p>folkstone drive</text:p>
          </table:table-cell>
          <table:table-cell office:value-type="string">
            <text:p>2903 Rock Mano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Kalpor</text:p>
          </table:table-cell>
          <table:table-cell office:value-type="string">
            <text:p>John</text:p>
          </table:table-cell>
          <table:table-cell office:value-type="string">
            <text:p>703-426-5501</text:p>
          </table:table-cell>
          <table:table-cell office:value-type="string">
            <text:p>folkstone drive</text:p>
          </table:table-cell>
          <table:table-cell office:value-type="string">
            <text:p>12221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envall</text:p>
          </table:table-cell>
          <table:table-cell office:value-type="string">
            <text:p>Roy</text:p>
          </table:table-cell>
          <table:table-cell office:value-type="string">
            <text:p>703-860-5923</text:p>
          </table:table-cell>
          <table:table-cell office:value-type="string">
            <text:p>folkstone drive</text:p>
          </table:table-cell>
          <table:table-cell office:value-type="string">
            <text:p>12223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girimonte</text:p>
          </table:table-cell>
          <table:table-cell office:value-type="string">
            <text:p>Camille</text:p>
          </table:table-cell>
          <table:table-cell office:value-type="string">
            <text:p>703-758-1838</text:p>
          </table:table-cell>
          <table:table-cell office:value-type="string">
            <text:p>folkstone drive</text:p>
          </table:table-cell>
          <table:table-cell office:value-type="string">
            <text:p>12230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driveway under basketball hoop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Yau</text:p>
          </table:table-cell>
          <table:table-cell office:value-type="string">
            <text:p>Clifford</text:p>
          </table:table-cell>
          <table:table-cell/>
          <table:table-cell office:value-type="string">
            <text:p>timber wood way</text:p>
          </table:table-cell>
          <table:table-cell office:value-type="string">
            <text:p>3007 Timber Wood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close to trash can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Mehdi</text:p>
          </table:table-cell>
          <table:table-cell office:value-type="string">
            <text:p>Iga</text:p>
          </table:table-cell>
          <table:table-cell office:value-type="string">
            <text:p>703-476-7009</text:p>
          </table:table-cell>
          <table:table-cell office:value-type="string">
            <text:p>blueberry farm lane</text:p>
          </table:table-cell>
          <table:table-cell office:value-type="string">
            <text:p>2751 blueberry Farm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sck on driveway near basketball hoop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Mannava</text:p>
          </table:table-cell>
          <table:table-cell office:value-type="string">
            <text:p>Carly</text:p>
          </table:table-cell>
          <table:table-cell office:value-type="string">
            <text:p>703-625-8158</text:p>
          </table:table-cell>
          <table:table-cell office:value-type="string">
            <text:p>robaleed way</text:p>
          </table:table-cell>
          <table:table-cell office:value-type="string">
            <text:p>2724 Robaleed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Reilly</text:p>
          </table:table-cell>
          <table:table-cell office:value-type="string">
            <text:p>Pat</text:p>
          </table:table-cell>
          <table:table-cell/>
          <table:table-cell office:value-type="string">
            <text:p>lake james drive</text:p>
          </table:table-cell>
          <table:table-cell office:value-type="string">
            <text:p>12210 Lake Jame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duston</text:p>
          </table:table-cell>
          <table:table-cell office:value-type="string">
            <text:p>robert</text:p>
          </table:table-cell>
          <table:table-cell office:value-type="string">
            <text:p>703-338-6353</text:p>
          </table:table-cell>
          <table:table-cell office:value-type="string">
            <text:p>lake james drive</text:p>
          </table:table-cell>
          <table:table-cell office:value-type="string">
            <text:p>12201 Lake Jame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50 in front yard beds remainder stacked in front of woodpile at end of driveway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lzer</text:p>
          </table:table-cell>
          <table:table-cell office:value-type="string">
            <text:p>Bob</text:p>
          </table:table-cell>
          <table:table-cell office:value-type="string">
            <text:p>703-476-4086</text:p>
          </table:table-cell>
          <table:table-cell office:value-type="string">
            <text:p>lake james drive</text:p>
          </table:table-cell>
          <table:table-cell office:value-type="string">
            <text:p>12208 Lake Jame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Martin</text:p>
          </table:table-cell>
          <table:table-cell office:value-type="string">
            <text:p>Robert</text:p>
          </table:table-cell>
          <table:table-cell office:value-type="string">
            <text:p>703-476-7188</text:p>
          </table:table-cell>
          <table:table-cell office:value-type="string">
            <text:p>woodcock lane</text:p>
          </table:table-cell>
          <table:table-cell office:value-type="string">
            <text:p>12522 woodcoc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Crump</text:p>
          </table:table-cell>
          <table:table-cell office:value-type="string">
            <text:p>Cathy </text:p>
          </table:table-cell>
          <table:table-cell office:value-type="string">
            <text:p>703-391-0216</text:p>
          </table:table-cell>
          <table:table-cell office:value-type="string">
            <text:p>puritan court</text:p>
          </table:table-cell>
          <table:table-cell office:value-type="string">
            <text:p>2606 Purit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on driveway under basketball net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Riley</text:p>
          </table:table-cell>
          <table:table-cell office:value-type="string">
            <text:p>Kathy</text:p>
          </table:table-cell>
          <table:table-cell office:value-type="string">
            <text:p>703-581-8552</text:p>
          </table:table-cell>
          <table:table-cell office:value-type="string">
            <text:p>puritan court</text:p>
          </table:table-cell>
          <table:table-cell office:value-type="string">
            <text:p>2619 Purit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Conlon</text:p>
          </table:table-cell>
          <table:table-cell office:value-type="string">
            <text:p>Mike </text:p>
          </table:table-cell>
          <table:table-cell/>
          <table:table-cell office:value-type="string">
            <text:p>puritan court</text:p>
          </table:table-cell>
          <table:table-cell office:value-type="string">
            <text:p>2621 Purit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cCarty</text:p>
          </table:table-cell>
          <table:table-cell office:value-type="string">
            <text:p>John</text:p>
          </table:table-cell>
          <table:table-cell office:value-type="string">
            <text:p>703-471-6369</text:p>
          </table:table-cell>
          <table:table-cell office:value-type="string">
            <text:p>new parkland drive</text:p>
          </table:table-cell>
          <table:table-cell office:value-type="string">
            <text:p>2791 Melcheste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roight side of house by back gate in garden bed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unne</text:p>
          </table:table-cell>
          <table:table-cell office:value-type="string">
            <text:p>Christine </text:p>
          </table:table-cell>
          <table:table-cell office:value-type="string">
            <text:p>703-437-5226</text:p>
          </table:table-cell>
          <table:table-cell office:value-type="string">
            <text:p>new parkland drive</text:p>
          </table:table-cell>
          <table:table-cell office:value-type="string">
            <text:p>2782 Melcheste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[ut on side of driveway spur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Kaplan</text:p>
          </table:table-cell>
          <table:table-cell office:value-type="string">
            <text:p>richard</text:p>
          </table:table-cell>
          <table:table-cell office:value-type="string">
            <text:p>703-689-4061</text:p>
          </table:table-cell>
          <table:table-cell office:value-type="string">
            <text:p>new parkland drive</text:p>
          </table:table-cell>
          <table:table-cell office:value-type="string">
            <text:p>2790 melcheste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house between trash can and heat pump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Gross</text:p>
          </table:table-cell>
          <table:table-cell office:value-type="string">
            <text:p>Bernard </text:p>
          </table:table-cell>
          <table:table-cell office:value-type="string">
            <text:p>703-437-8122</text:p>
          </table:table-cell>
          <table:table-cell office:value-type="string">
            <text:p>new parkland drive</text:p>
          </table:table-cell>
          <table:table-cell office:value-type="string">
            <text:p>2779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on sidewalk at left of garag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Fu</text:p>
          </table:table-cell>
          <table:table-cell office:value-type="string">
            <text:p>Liz</text:p>
          </table:table-cell>
          <table:table-cell office:value-type="string">
            <text:p>703-709-1375</text:p>
          </table:table-cell>
          <table:table-cell office:value-type="string">
            <text:p>new parkland drive</text:p>
          </table:table-cell>
          <table:table-cell office:value-type="string">
            <text:p>2764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Aceto</text:p>
          </table:table-cell>
          <table:table-cell office:value-type="string">
            <text:p>Richard</text:p>
          </table:table-cell>
          <table:table-cell office:value-type="string">
            <text:p>703-481-3322</text:p>
          </table:table-cell>
          <table:table-cell office:value-type="string">
            <text:p>new parkland drive</text:p>
          </table:table-cell>
          <table:table-cell office:value-type="string">
            <text:p>2794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to right of garag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Gorijala</text:p>
          </table:table-cell>
          <table:table-cell office:value-type="string">
            <text:p>Ramesh</text:p>
          </table:table-cell>
          <table:table-cell office:value-type="string">
            <text:p>703-953-2115</text:p>
          </table:table-cell>
          <table:table-cell office:value-type="string">
            <text:p>new parkland drive</text:p>
          </table:table-cell>
          <table:table-cell office:value-type="string">
            <text:p>13100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side of driveway where lamp post <text:s/>is near the brick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Tippett</text:p>
          </table:table-cell>
          <table:table-cell office:value-type="string">
            <text:p>Paise</text:p>
          </table:table-cell>
          <table:table-cell office:value-type="string">
            <text:p>703-862-1743</text:p>
          </table:table-cell>
          <table:table-cell office:value-type="string">
            <text:p>new parkland drive</text:p>
          </table:table-cell>
          <table:table-cell office:value-type="string">
            <text:p>13113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Ragone</text:p>
          </table:table-cell>
          <table:table-cell office:value-type="string">
            <text:p>Matt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064 farthingal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Gavin</text:p>
          </table:table-cell>
          <table:table-cell office:value-type="string">
            <text:p>Victor</text:p>
          </table:table-cell>
          <table:table-cell office:value-type="string">
            <text:p>703-925-0001</text:p>
          </table:table-cell>
          <table:table-cell office:value-type="string">
            <text:p>new parkland drive</text:p>
          </table:table-cell>
          <table:table-cell office:value-type="string">
            <text:p>2800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Alt</text:p>
          </table:table-cell>
          <table:table-cell office:value-type="string">
            <text:p>Debora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014 New Austi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Cramer</text:p>
          </table:table-cell>
          <table:table-cell office:value-type="string">
            <text:p>Scott</text:p>
          </table:table-cell>
          <table:table-cell office:value-type="string">
            <text:p>703-435-0112</text:p>
          </table:table-cell>
          <table:table-cell office:value-type="string">
            <text:p>new parkland drive</text:p>
          </table:table-cell>
          <table:table-cell office:value-type="string">
            <text:p>13022 New Austi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ESTRICH</text:p>
          </table:table-cell>
          <table:table-cell office:value-type="string">
            <text:p>RICK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2624 New Concord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Goodwin</text:p>
          </table:table-cell>
          <table:table-cell office:value-type="string">
            <text:p>Sandra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2819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Downs</text:p>
          </table:table-cell>
          <table:table-cell office:value-type="string">
            <text:p>Brian</text:p>
          </table:table-cell>
          <table:table-cell office:value-type="string">
            <text:p>703-476-1037</text:p>
          </table:table-cell>
          <table:table-cell office:value-type="string">
            <text:p>new parkland drive</text:p>
          </table:table-cell>
          <table:table-cell office:value-type="string">
            <text:p>2503 Tatnuc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Hartman</text:p>
          </table:table-cell>
          <table:table-cell office:value-type="string">
            <text:p>Randy</text:p>
          </table:table-cell>
          <table:table-cell office:value-type="string">
            <text:p>571-344-2222</text:p>
          </table:table-cell>
          <table:table-cell office:value-type="string">
            <text:p>new parkland drive</text:p>
          </table:table-cell>
          <table:table-cell office:value-type="string">
            <text:p>12708 Fox Wood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4">
          <table:table-cell office:value-type="float" office:value="261">
            <text:p>261</text:p>
          </table:table-cell>
          <table:table-cell office:value-type="string">
            <text:p>Zhang</text:p>
          </table:table-cell>
          <table:table-cell office:value-type="string">
            <text:p>Ken</text:p>
          </table:table-cell>
          <table:table-cell office:value-type="string">
            <text:p>703-436-8291</text:p>
          </table:table-cell>
          <table:table-cell office:value-type="string">
            <text:p>mares neck lane</text:p>
          </table:table-cell>
          <table:table-cell office:value-type="string">
            <text:p>13098 Mares Nec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256">
            <text:p>256</text:p>
          </table:table-cell>
          <table:table-cell office:value-type="string">
            <text:p>Cutter</text:p>
          </table:table-cell>
          <table:table-cell office:value-type="string">
            <text:p>Cathleen 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002 New Ard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welsh</text:p>
          </table:table-cell>
          <table:table-cell office:value-type="string">
            <text:p>Laura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108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76">
            <text:p>176</text:p>
          </table:table-cell>
          <table:table-cell office:value-type="string">
            <text:p>Drew</text:p>
          </table:table-cell>
          <table:table-cell office:value-type="string">
            <text:p>Terry</text:p>
          </table:table-cell>
          <table:table-cell office:value-type="string">
            <text:p>703-707-9703</text:p>
          </table:table-cell>
          <table:table-cell office:value-type="string">
            <text:p>new parkland drive</text:p>
          </table:table-cell>
          <table:table-cell office:value-type="string">
            <text:p>13168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ownie</text:p>
          </table:table-cell>
          <table:table-cell office:value-type="string">
            <text:p>James</text:p>
          </table:table-cell>
          <table:table-cell office:value-type="string">
            <text:p>703-249-2192</text:p>
          </table:table-cell>
          <table:table-cell office:value-type="string">
            <text:p>new parkland drive</text:p>
          </table:table-cell>
          <table:table-cell office:value-type="string">
            <text:p>13125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Kratzke</text:p>
          </table:table-cell>
          <table:table-cell office:value-type="string">
            <text:p>Tom</text:p>
          </table:table-cell>
          <table:table-cell office:value-type="string">
            <text:p>571-344-8489</text:p>
          </table:table-cell>
          <table:table-cell office:value-type="string">
            <text:p>new parkland drive</text:p>
          </table:table-cell>
          <table:table-cell office:value-type="string">
            <text:p>13123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sser</text:p>
          </table:table-cell>
          <table:table-cell office:value-type="string">
            <text:p>Bev </text:p>
          </table:table-cell>
          <table:table-cell office:value-type="string">
            <text:p>703-437-3728</text:p>
          </table:table-cell>
          <table:table-cell office:value-type="string">
            <text:p>new parkland drive</text:p>
          </table:table-cell>
          <table:table-cell office:value-type="string">
            <text:p>13117 Bradley Farm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20 bags in back in mulched area, 10 bags in front along drigeway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Norton</text:p>
          </table:table-cell>
          <table:table-cell office:value-type="string">
            <text:p>Robert</text:p>
          </table:table-cell>
          <table:table-cell office:value-type="string">
            <text:p>571-276-9786</text:p>
          </table:table-cell>
          <table:table-cell office:value-type="string">
            <text:p>new parkland drive</text:p>
          </table:table-cell>
          <table:table-cell office:value-type="string">
            <text:p>2854 Bradley Acre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top of mulch in front of house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Varner</text:p>
          </table:table-cell>
          <table:table-cell office:value-type="string">
            <text:p>Monica</text:p>
          </table:table-cell>
          <table:table-cell office:value-type="string">
            <text:p>703-796-1062</text:p>
          </table:table-cell>
          <table:table-cell office:value-type="string">
            <text:p>new parkland drive</text:p>
          </table:table-cell>
          <table:table-cell office:value-type="string">
            <text:p>2857 Bradley Acre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leave on right side of driveway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Vlattas</text:p>
          </table:table-cell>
          <table:table-cell office:value-type="string">
            <text:p>John</text:p>
          </table:table-cell>
          <table:table-cell office:value-type="string">
            <text:p>703-585-4816</text:p>
          </table:table-cell>
          <table:table-cell office:value-type="string">
            <text:p>new parkland drive</text:p>
          </table:table-cell>
          <table:table-cell office:value-type="string">
            <text:p>13173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Smyre</text:p>
          </table:table-cell>
          <table:table-cell office:value-type="string">
            <text:p>Dave 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121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Marentette</text:p>
          </table:table-cell>
          <table:table-cell office:value-type="string">
            <text:p>Bob</text:p>
          </table:table-cell>
          <table:table-cell office:value-type="string">
            <text:p>703-471-1167</text:p>
          </table:table-cell>
          <table:table-cell office:value-type="string">
            <text:p>fallon drive</text:p>
          </table:table-cell>
          <table:table-cell office:value-type="string">
            <text:p>2505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Kendrick</text:p>
          </table:table-cell>
          <table:table-cell office:value-type="string">
            <text:p>Brian</text:p>
          </table:table-cell>
          <table:table-cell/>
          <table:table-cell office:value-type="string">
            <text:p>fallon drive</text:p>
          </table:table-cell>
          <table:table-cell office:value-type="string">
            <text:p>2503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 close to garage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Fissel</text:p>
          </table:table-cell>
          <table:table-cell office:value-type="string">
            <text:p>Bill</text:p>
          </table:table-cell>
          <table:table-cell office:value-type="string">
            <text:p>703-519-8718</text:p>
          </table:table-cell>
          <table:table-cell office:value-type="string">
            <text:p>fallon drive</text:p>
          </table:table-cell>
          <table:table-cell office:value-type="string">
            <text:p>2506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Mathews</text:p>
          </table:table-cell>
          <table:table-cell office:value-type="string">
            <text:p>Dave </text:p>
          </table:table-cell>
          <table:table-cell office:value-type="string">
            <text:p>703-742-0970</text:p>
          </table:table-cell>
          <table:table-cell office:value-type="string">
            <text:p>fallon drive</text:p>
          </table:table-cell>
          <table:table-cell office:value-type="string">
            <text:p>2508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front door so I can't leave house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Auman</text:p>
          </table:table-cell>
          <table:table-cell office:value-type="string">
            <text:p>Rick</text:p>
          </table:table-cell>
          <table:table-cell office:value-type="string">
            <text:p>703-733-0752</text:p>
          </table:table-cell>
          <table:table-cell office:value-type="string">
            <text:p>fallon drive</text:p>
          </table:table-cell>
          <table:table-cell office:value-type="string">
            <text:p>12906 Locksley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Barbee</text:p>
          </table:table-cell>
          <table:table-cell office:value-type="string">
            <text:p>Chris</text:p>
          </table:table-cell>
          <table:table-cell/>
          <table:table-cell office:value-type="string">
            <text:p>fallon drive</text:p>
          </table:table-cell>
          <table:table-cell office:value-type="string">
            <text:p>2527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y garage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69">
            <text:p>169</text:p>
          </table:table-cell>
          <table:table-cell office:value-type="string">
            <text:p>Knutson</text:p>
          </table:table-cell>
          <table:table-cell office:value-type="string">
            <text:p>chuck</text:p>
          </table:table-cell>
          <table:table-cell/>
          <table:table-cell office:value-type="string">
            <text:p>monroe manor drive</text:p>
          </table:table-cell>
          <table:table-cell office:value-type="string">
            <text:p>13004 Monroe Mano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259">
            <text:p>259</text:p>
          </table:table-cell>
          <table:table-cell office:value-type="string">
            <text:p>Choi</text:p>
          </table:table-cell>
          <table:table-cell office:value-type="string">
            <text:p>Hae</text:p>
          </table:table-cell>
          <table:table-cell office:value-type="string">
            <text:p>571-214-6787</text:p>
          </table:table-cell>
          <table:table-cell office:value-type="string">
            <text:p>middleton farm lane</text:p>
          </table:table-cell>
          <table:table-cell office:value-type="string">
            <text:p>2936 Blue Holly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Asmussen</text:p>
          </table:table-cell>
          <table:table-cell office:value-type="string">
            <text:p>Mike</text:p>
          </table:table-cell>
          <table:table-cell office:value-type="string">
            <text:p>703-318-7350</text:p>
          </table:table-cell>
          <table:table-cell office:value-type="string">
            <text:p>meadow hall drive</text:p>
          </table:table-cell>
          <table:table-cell office:value-type="string">
            <text:p>2627 Meadow Hall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Giusti</text:p>
          </table:table-cell>
          <table:table-cell office:value-type="string">
            <text:p>Sarah</text:p>
          </table:table-cell>
          <table:table-cell/>
          <table:table-cell office:value-type="string">
            <text:p>iron forge road</text:p>
          </table:table-cell>
          <table:table-cell office:value-type="string">
            <text:p>2504 Halterbrea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Rhodes</text:p>
          </table:table-cell>
          <table:table-cell office:value-type="string">
            <text:p>Sherrie</text:p>
          </table:table-cell>
          <table:table-cell office:value-type="string">
            <text:p>703-689-0876</text:p>
          </table:table-cell>
          <table:table-cell office:value-type="string">
            <text:p>iron forge road</text:p>
          </table:table-cell>
          <table:table-cell office:value-type="string">
            <text:p>2515 Halterbrea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235">
            <text:p>235</text:p>
          </table:table-cell>
          <table:table-cell office:value-type="string">
            <text:p>Elwell</text:p>
          </table:table-cell>
          <table:table-cell office:value-type="string">
            <text:p>robert</text:p>
          </table:table-cell>
          <table:table-cell office:value-type="string">
            <text:p>703-467-9658</text:p>
          </table:table-cell>
          <table:table-cell office:value-type="string">
            <text:p>iron forge road</text:p>
          </table:table-cell>
          <table:table-cell office:value-type="string">
            <text:p>2512 Iron forge road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all in backyard area covered with flat stone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Reid</text:p>
          </table:table-cell>
          <table:table-cell office:value-type="string">
            <text:p>Robert</text:p>
          </table:table-cell>
          <table:table-cell office:value-type="string">
            <text:p>703-471-6477</text:p>
          </table:table-cell>
          <table:table-cell office:value-type="string">
            <text:p>iron forge road</text:p>
          </table:table-cell>
          <table:table-cell office:value-type="string">
            <text:p>2504 Iron Forge Road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55">
            <text:p>155</text:p>
          </table:table-cell>
          <table:table-cell office:value-type="string">
            <text:p>Long </text:p>
          </table:table-cell>
          <table:table-cell office:value-type="string">
            <text:p>Katie</text:p>
          </table:table-cell>
          <table:table-cell office:value-type="string">
            <text:p>571-212-2807</text:p>
          </table:table-cell>
          <table:table-cell office:value-type="string">
            <text:p>iron forge road</text:p>
          </table:table-cell>
          <table:table-cell office:value-type="string">
            <text:p>13109 Anvil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WANG</text:p>
          </table:table-cell>
          <table:table-cell office:value-type="string">
            <text:p>xio </text:p>
          </table:table-cell>
          <table:table-cell/>
          <table:table-cell office:value-type="string">
            <text:p>iron forge road</text:p>
          </table:table-cell>
          <table:table-cell office:value-type="string">
            <text:p>13103 Anvil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along flower bed and trees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228">
            <text:p>228</text:p>
          </table:table-cell>
          <table:table-cell office:value-type="string">
            <text:p>Rakow</text:p>
          </table:table-cell>
          <table:table-cell office:value-type="string">
            <text:p>Scott</text:p>
          </table:table-cell>
          <table:table-cell office:value-type="string">
            <text:p>703-471-0437</text:p>
          </table:table-cell>
          <table:table-cell office:value-type="string">
            <text:p>thacker hill court</text:p>
          </table:table-cell>
          <table:table-cell office:value-type="string">
            <text:p>12795 Thacker H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97">
            <text:p>197</text:p>
          </table:table-cell>
          <table:table-cell office:value-type="string">
            <text:p>Konnert</text:p>
          </table:table-cell>
          <table:table-cell office:value-type="string">
            <text:p>Kerry</text:p>
          </table:table-cell>
          <table:table-cell office:value-type="string">
            <text:p>703-796-9686</text:p>
          </table:table-cell>
          <table:table-cell office:value-type="string">
            <text:p>lazy glen lane</text:p>
          </table:table-cell>
          <table:table-cell office:value-type="string">
            <text:p>13221 Lazy Glen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whhite</text:p>
          </table:table-cell>
          <table:table-cell office:value-type="string">
            <text:p>Sylvia </text:p>
          </table:table-cell>
          <table:table-cell office:value-type="string">
            <text:p>703-481-8327</text:p>
          </table:table-cell>
          <table:table-cell office:value-type="string">
            <text:p>lazy glen lane</text:p>
          </table:table-cell>
          <table:table-cell office:value-type="string">
            <text:p>13210 Lazy Glen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42">
            <text:p>242</text:p>
          </table:table-cell>
          <table:table-cell office:value-type="string">
            <text:p>guggenmos</text:p>
          </table:table-cell>
          <table:table-cell office:value-type="string">
            <text:p>Steve</text:p>
          </table:table-cell>
          <table:table-cell office:value-type="string">
            <text:p>202-251-1803</text:p>
          </table:table-cell>
          <table:table-cell office:value-type="string">
            <text:p>middleton farm lane</text:p>
          </table:table-cell>
          <table:table-cell office:value-type="string">
            <text:p>13263 Middleton Farm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Peck</text:p>
          </table:table-cell>
          <table:table-cell office:value-type="string">
            <text:p>Gerritt</text:p>
          </table:table-cell>
          <table:table-cell office:value-type="string">
            <text:p>571-232-0113</text:p>
          </table:table-cell>
          <table:table-cell office:value-type="string">
            <text:p>lake shore drive</text:p>
          </table:table-cell>
          <table:table-cell office:value-type="string">
            <text:p>13462 Lake Shor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Julian</text:p>
          </table:table-cell>
          <table:table-cell office:value-type="string">
            <text:p>Bob</text:p>
          </table:table-cell>
          <table:table-cell office:value-type="string">
            <text:p>917-923-7737</text:p>
          </table:table-cell>
          <table:table-cell office:value-type="string">
            <text:p>lake shore drive</text:p>
          </table:table-cell>
          <table:table-cell office:value-type="string">
            <text:p>13466 Lake Shor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Bergeron</text:p>
          </table:table-cell>
          <table:table-cell office:value-type="string">
            <text:p>Lisette</text:p>
          </table:table-cell>
          <table:table-cell office:value-type="string">
            <text:p>703-709-5846</text:p>
          </table:table-cell>
          <table:table-cell office:value-type="string">
            <text:p>point rider lane</text:p>
          </table:table-cell>
          <table:table-cell office:value-type="string">
            <text:p>2796 Equu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Meyer</text:p>
          </table:table-cell>
          <table:table-cell office:value-type="string">
            <text:p>Troy</text:p>
          </table:table-cell>
          <table:table-cell/>
          <table:table-cell office:value-type="string">
            <text:p>point rider lane</text:p>
          </table:table-cell>
          <table:table-cell office:value-type="string">
            <text:p>13338 Point rid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26">
            <text:p>226</text:p>
          </table:table-cell>
          <table:table-cell office:value-type="string">
            <text:p>Louddin</text:p>
          </table:table-cell>
          <table:table-cell office:value-type="string">
            <text:p>richard</text:p>
          </table:table-cell>
          <table:table-cell/>
          <table:table-cell office:value-type="string">
            <text:p>ashdown forest drive</text:p>
          </table:table-cell>
          <table:table-cell office:value-type="string">
            <text:p>2933 Ashdown forest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mulch between trees on left side of driveway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Gilbert</text:p>
          </table:table-cell>
          <table:table-cell office:value-type="string">
            <text:p>Bernard </text:p>
          </table:table-cell>
          <table:table-cell office:value-type="string">
            <text:p>321-445-5884</text:p>
          </table:table-cell>
          <table:table-cell office:value-type="string">
            <text:p>emerald chase drive</text:p>
          </table:table-cell>
          <table:table-cell office:value-type="string">
            <text:p>2961 Mockernut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Griggs</text:p>
          </table:table-cell>
          <table:table-cell office:value-type="string">
            <text:p>Janice</text:p>
          </table:table-cell>
          <table:table-cell office:value-type="string">
            <text:p>703-435-1773</text:p>
          </table:table-cell>
          <table:table-cell office:value-type="string">
            <text:p>emerald chase drive</text:p>
          </table:table-cell>
          <table:table-cell office:value-type="string">
            <text:p>13155 Ruby Lac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Stahl</text:p>
          </table:table-cell>
          <table:table-cell office:value-type="string">
            <text:p>Leanne</text:p>
          </table:table-cell>
          <table:table-cell office:value-type="string">
            <text:p>703-471-6087</text:p>
          </table:table-cell>
          <table:table-cell office:value-type="string">
            <text:p>emerald chase drive</text:p>
          </table:table-cell>
          <table:table-cell office:value-type="string">
            <text:p>3027 Emerald Cha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osgrave</text:p>
          </table:table-cell>
          <table:table-cell office:value-type="string">
            <text:p>Christine </text:p>
          </table:table-cell>
          <table:table-cell/>
          <table:table-cell office:value-type="string">
            <text:p>emerald chase drive</text:p>
          </table:table-cell>
          <table:table-cell office:value-type="string">
            <text:p>3018 Emerald Cha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Brown</text:p>
          </table:table-cell>
          <table:table-cell office:value-type="string">
            <text:p>Mike</text:p>
          </table:table-cell>
          <table:table-cell office:value-type="string">
            <text:p>703-675-0881</text:p>
          </table:table-cell>
          <table:table-cell office:value-type="string">
            <text:p>emerald chase drive</text:p>
          </table:table-cell>
          <table:table-cell office:value-type="string">
            <text:p>2989 Emerald Cha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49">
            <text:p>149</text:p>
          </table:table-cell>
          <table:table-cell office:value-type="string">
            <text:p>Seeber</text:p>
          </table:table-cell>
          <table:table-cell office:value-type="string">
            <text:p>K</text:p>
          </table:table-cell>
          <table:table-cell office:value-type="string">
            <text:p>703-437-7452</text:p>
          </table:table-cell>
          <table:table-cell office:value-type="string">
            <text:p>emerald chase drive</text:p>
          </table:table-cell>
          <table:table-cell office:value-type="string">
            <text:p>13227 Pleasant Glen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Salvatore</text:p>
          </table:table-cell>
          <table:table-cell office:value-type="string">
            <text:p>steve</text:p>
          </table:table-cell>
          <table:table-cell office:value-type="string">
            <text:p>703-966-6711</text:p>
          </table:table-cell>
          <table:table-cell office:value-type="string">
            <text:p>lazy glen lane</text:p>
          </table:table-cell>
          <table:table-cell office:value-type="string">
            <text:p>2919 Parklaw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Toms</text:p>
          </table:table-cell>
          <table:table-cell office:value-type="string">
            <text:p>William</text:p>
          </table:table-cell>
          <table:table-cell office:value-type="string">
            <text:p>571-213-1035</text:p>
          </table:table-cell>
          <table:table-cell office:value-type="string">
            <text:p>ashburton manor drive</text:p>
          </table:table-cell>
          <table:table-cell office:value-type="string">
            <text:p>3024 Ashburton Mano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58">
            <text:p>258</text:p>
          </table:table-cell>
          <table:table-cell office:value-type="string">
            <text:p>Jacobson</text:p>
          </table:table-cell>
          <table:table-cell office:value-type="string">
            <text:p>Keith</text:p>
          </table:table-cell>
          <table:table-cell office:value-type="string">
            <text:p>703-582-4270</text:p>
          </table:table-cell>
          <table:table-cell office:value-type="string">
            <text:p>ashburton manor drive</text:p>
          </table:table-cell>
          <table:table-cell office:value-type="string">
            <text:p>3019 Pleasantre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winkelstein</text:p>
          </table:table-cell>
          <table:table-cell office:value-type="string">
            <text:p>Mark </text:p>
          </table:table-cell>
          <table:table-cell office:value-type="string">
            <text:p>240-876-5547</text:p>
          </table:table-cell>
          <table:table-cell office:value-type="string">
            <text:p>ashburton manor drive</text:p>
          </table:table-cell>
          <table:table-cell office:value-type="string">
            <text:p>3015 Pleasantre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sidewalk between driveway and front door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Krage</text:p>
          </table:table-cell>
          <table:table-cell office:value-type="string">
            <text:p>Liz</text:p>
          </table:table-cell>
          <table:table-cell office:value-type="string">
            <text:p>703-620-9747</text:p>
          </table:table-cell>
          <table:table-cell office:value-type="string">
            <text:p>ashburton manor drive</text:p>
          </table:table-cell>
          <table:table-cell office:value-type="string">
            <text:p>3003 Pleasantre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Fish</text:p>
          </table:table-cell>
          <table:table-cell office:value-type="string">
            <text:p>Peter</text:p>
          </table:table-cell>
          <table:table-cell/>
          <table:table-cell office:value-type="string">
            <text:p>ashburton manor drive</text:p>
          </table:table-cell>
          <table:table-cell office:value-type="string">
            <text:p>3004 Ashburton Mano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Hoyt</text:p>
          </table:table-cell>
          <table:table-cell office:value-type="string">
            <text:p>Jeff</text:p>
          </table:table-cell>
          <table:table-cell office:value-type="string">
            <text:p>703-758-8143</text:p>
          </table:table-cell>
          <table:table-cell office:value-type="string">
            <text:p>gatepost court</text:p>
          </table:table-cell>
          <table:table-cell office:value-type="string">
            <text:p>12809 Gatepost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left side of drriveway 10 bags next to oak on right side yard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43">
            <text:p>243</text:p>
          </table:table-cell>
          <table:table-cell office:value-type="string">
            <text:p>tignor</text:p>
          </table:table-cell>
          <table:table-cell office:value-type="string">
            <text:p>Tim</text:p>
          </table:table-cell>
          <table:table-cell office:value-type="string">
            <text:p>571-212-5858</text:p>
          </table:table-cell>
          <table:table-cell office:value-type="string">
            <text:p>gatepost lane</text:p>
          </table:table-cell>
          <table:table-cell office:value-type="string">
            <text:p>3007 Gatepost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alce on left side of driveway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Hadijski</text:p>
          </table:table-cell>
          <table:table-cell office:value-type="string">
            <text:p>slaven</text:p>
          </table:table-cell>
          <table:table-cell office:value-type="string">
            <text:p>703-758-7620</text:p>
          </table:table-cell>
          <table:table-cell office:value-type="string">
            <text:p>ashdown forest drive</text:p>
          </table:table-cell>
          <table:table-cell office:value-type="string">
            <text:p>2951 Ashdown Forest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Shin</text:p>
          </table:table-cell>
          <table:table-cell office:value-type="string">
            <text:p>Sunhee</text:p>
          </table:table-cell>
          <table:table-cell/>
          <table:table-cell office:value-type="string">
            <text:p>ashdown forest drive</text:p>
          </table:table-cell>
          <table:table-cell office:value-type="string">
            <text:p>13051 Kensal Gre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Pan</text:p>
          </table:table-cell>
          <table:table-cell office:value-type="string">
            <text:p>Steve </text:p>
          </table:table-cell>
          <table:table-cell/>
          <table:table-cell office:value-type="string">
            <text:p>autumn crest drive</text:p>
          </table:table-cell>
          <table:table-cell office:value-type="string">
            <text:p>3193 Pond Mist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basketball hoop side towards end of house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48">
            <text:p>148</text:p>
          </table:table-cell>
          <table:table-cell office:value-type="string">
            <text:p>Ball</text:p>
          </table:table-cell>
          <table:table-cell office:value-type="string">
            <text:p>Eldon</text:p>
          </table:table-cell>
          <table:table-cell/>
          <table:table-cell office:value-type="string">
            <text:p>autumn crest drive</text:p>
          </table:table-cell>
          <table:table-cell office:value-type="string">
            <text:p>3184 Pond Mist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30">
            <text:p>230</text:p>
          </table:table-cell>
          <table:table-cell office:value-type="string">
            <text:p>Luttges</text:p>
          </table:table-cell>
          <table:table-cell office:value-type="string">
            <text:p>Vincent</text:p>
          </table:table-cell>
          <table:table-cell/>
          <table:table-cell office:value-type="string">
            <text:p>autumn crest drive</text:p>
          </table:table-cell>
          <table:table-cell office:value-type="string">
            <text:p>3221 Spring Rai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ce on right side of driveway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19">
            <text:p>219</text:p>
          </table:table-cell>
          <table:table-cell office:value-type="string">
            <text:p>Totten</text:p>
          </table:table-cell>
          <table:table-cell office:value-type="string">
            <text:p>Nancy</text:p>
          </table:table-cell>
          <table:table-cell office:value-type="string">
            <text:p>703-860-2232</text:p>
          </table:table-cell>
          <table:table-cell office:value-type="string">
            <text:p>turberville lane</text:p>
          </table:table-cell>
          <table:table-cell office:value-type="string">
            <text:p>12764 Turbervill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ff driveway on right side near hoop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levin</text:p>
          </table:table-cell>
          <table:table-cell office:value-type="string">
            <text:p>Mike</text:p>
          </table:table-cell>
          <table:table-cell/>
          <table:table-cell office:value-type="string">
            <text:p>turberville lane</text:p>
          </table:table-cell>
          <table:table-cell office:value-type="string">
            <text:p>12765 Turbervill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left side of driveway <text:s text:c="3"/>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24">
            <text:p>224</text:p>
          </table:table-cell>
          <table:table-cell office:value-type="string">
            <text:p>Arnhold</text:p>
          </table:table-cell>
          <table:table-cell office:value-type="string">
            <text:p>Phil</text:p>
          </table:table-cell>
          <table:table-cell office:value-type="string">
            <text:p>240-401-2263</text:p>
          </table:table-cell>
          <table:table-cell office:value-type="string">
            <text:p>turberville lane</text:p>
          </table:table-cell>
          <table:table-cell office:value-type="string">
            <text:p>12776 Turbervill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next to mulch strip next to jeep wrangler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Greene</text:p>
          </table:table-cell>
          <table:table-cell office:value-type="string">
            <text:p>Gavin</text:p>
          </table:table-cell>
          <table:table-cell office:value-type="string">
            <text:p>703-707-9232</text:p>
          </table:table-cell>
          <table:table-cell office:value-type="string">
            <text:p>turberville lane</text:p>
          </table:table-cell>
          <table:table-cell office:value-type="string">
            <text:p>12802 Cross Cree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Sculimbrene</text:p>
          </table:table-cell>
          <table:table-cell office:value-type="string">
            <text:p>Sofia</text:p>
          </table:table-cell>
          <table:table-cell/>
          <table:table-cell office:value-type="string">
            <text:p>turberville lane</text:p>
          </table:table-cell>
          <table:table-cell office:value-type="string">
            <text:p>12812 turbervill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48">
            <text:p>248</text:p>
          </table:table-cell>
          <table:table-cell office:value-type="string">
            <text:p>Puccio</text:p>
          </table:table-cell>
          <table:table-cell office:value-type="string">
            <text:p>Tom</text:p>
          </table:table-cell>
          <table:table-cell office:value-type="string">
            <text:p>703-715-0251</text:p>
          </table:table-cell>
          <table:table-cell office:value-type="string">
            <text:p>turberville lane</text:p>
          </table:table-cell>
          <table:table-cell office:value-type="string">
            <text:p>3002 Cross Cree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Abbott</text:p>
          </table:table-cell>
          <table:table-cell office:value-type="string">
            <text:p>Bob</text:p>
          </table:table-cell>
          <table:table-cell/>
          <table:table-cell office:value-type="string">
            <text:p>dower house drive</text:p>
          </table:table-cell>
          <table:table-cell office:value-type="string">
            <text:p>3024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17">
            <text:p>217</text:p>
          </table:table-cell>
          <table:table-cell office:value-type="string">
            <text:p>Peffers</text:p>
          </table:table-cell>
          <table:table-cell office:value-type="string">
            <text:p>Mike</text:p>
          </table:table-cell>
          <table:table-cell office:value-type="string">
            <text:p>703-498-8364</text:p>
          </table:table-cell>
          <table:table-cell office:value-type="string">
            <text:p>ashburton avenue</text:p>
          </table:table-cell>
          <table:table-cell office:value-type="string">
            <text:p>12926 Harringto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oneil</text:p>
          </table:table-cell>
          <table:table-cell office:value-type="string">
            <text:p>Gail</text:p>
          </table:table-cell>
          <table:table-cell office:value-type="string">
            <text:p>703-476-1607</text:p>
          </table:table-cell>
          <table:table-cell office:value-type="string">
            <text:p>ashburton avenue</text:p>
          </table:table-cell>
          <table:table-cell office:value-type="string">
            <text:p>12907 Harringto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96">
            <text:p>196</text:p>
          </table:table-cell>
          <table:table-cell office:value-type="string">
            <text:p>Sharockman</text:p>
          </table:table-cell>
          <table:table-cell office:value-type="string">
            <text:p>Pat</text:p>
          </table:table-cell>
          <table:table-cell office:value-type="string">
            <text:p>703-620-6291</text:p>
          </table:table-cell>
          <table:table-cell office:value-type="string">
            <text:p>ashburton avenue</text:p>
          </table:table-cell>
          <table:table-cell office:value-type="string">
            <text:p>13015 Bankfoot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/2 on sidewalk in side of garage, 1/2 on patio at back of house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Johnson</text:p>
          </table:table-cell>
          <table:table-cell office:value-type="string">
            <text:p>dwayne</text:p>
          </table:table-cell>
          <table:table-cell/>
          <table:table-cell office:value-type="string">
            <text:p>ashburton avenue</text:p>
          </table:table-cell>
          <table:table-cell office:value-type="string">
            <text:p>13018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netween 2 trees in front yard of mulched area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89">
            <text:p>189</text:p>
          </table:table-cell>
          <table:table-cell office:value-type="string">
            <text:p>Burke</text:p>
          </table:table-cell>
          <table:table-cell office:value-type="string">
            <text:p>Derek</text:p>
          </table:table-cell>
          <table:table-cell/>
          <table:table-cell office:value-type="string">
            <text:p>ashburton avenue</text:p>
          </table:table-cell>
          <table:table-cell office:value-type="string">
            <text:p>13015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Bair</text:p>
          </table:table-cell>
          <table:table-cell office:value-type="string">
            <text:p>Barb</text:p>
          </table:table-cell>
          <table:table-cell office:value-type="string">
            <text:p>703-715-8340</text:p>
          </table:table-cell>
          <table:table-cell office:value-type="string">
            <text:p>ashburton avenue</text:p>
          </table:table-cell>
          <table:table-cell office:value-type="string">
            <text:p>13007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5 bags at bottom right of right garage door, 15 bags behind deck in back yard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231">
            <text:p>231</text:p>
          </table:table-cell>
          <table:table-cell office:value-type="string">
            <text:p>bartakke</text:p>
          </table:table-cell>
          <table:table-cell office:value-type="string">
            <text:p>Rajiv</text:p>
          </table:table-cell>
          <table:table-cell office:value-type="string">
            <text:p>703-980-4953</text:p>
          </table:table-cell>
          <table:table-cell office:value-type="string">
            <text:p>ashburton avenue</text:p>
          </table:table-cell>
          <table:table-cell office:value-type="string">
            <text:p>13001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20 on right side of driveway, 10 on top level of steps neer door, 10 on left of house, 10 on right side of house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40">
            <text:p>140</text:p>
          </table:table-cell>
          <table:table-cell office:value-type="string">
            <text:p>Davis</text:p>
          </table:table-cell>
          <table:table-cell office:value-type="string">
            <text:p>Ernie</text:p>
          </table:table-cell>
          <table:table-cell office:value-type="string">
            <text:p>202-674-4893</text:p>
          </table:table-cell>
          <table:table-cell office:value-type="string">
            <text:p>nestlewood drive</text:p>
          </table:table-cell>
          <table:table-cell office:value-type="string">
            <text:p>3229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Tooley</text:p>
          </table:table-cell>
          <table:table-cell office:value-type="string">
            <text:p>terrence</text:p>
          </table:table-cell>
          <table:table-cell office:value-type="string">
            <text:p>703-391-9283</text:p>
          </table:table-cell>
          <table:table-cell office:value-type="string">
            <text:p>nestlewood drive</text:p>
          </table:table-cell>
          <table:table-cell office:value-type="string">
            <text:p>3208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garage door on empty spot on driveway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Levan</text:p>
          </table:table-cell>
          <table:table-cell office:value-type="string">
            <text:p>Marty</text:p>
          </table:table-cell>
          <table:table-cell office:value-type="string">
            <text:p>703-476-1669</text:p>
          </table:table-cell>
          <table:table-cell office:value-type="string">
            <text:p>nestlewood drive</text:p>
          </table:table-cell>
          <table:table-cell office:value-type="string">
            <text:p>13112 Tingewoo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Sweet</text:p>
          </table:table-cell>
          <table:table-cell office:value-type="string">
            <text:p>Jeff</text:p>
          </table:table-cell>
          <table:table-cell/>
          <table:table-cell office:value-type="string">
            <text:p>nestlewood drive</text:p>
          </table:table-cell>
          <table:table-cell office:value-type="string">
            <text:p>13137 Thornappl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table:number-columns-repeated="2"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198">
            <text:p>198</text:p>
          </table:table-cell>
          <table:table-cell office:value-type="string">
            <text:p>Haviland</text:p>
          </table:table-cell>
          <table:table-cell office:value-type="string">
            <text:p>elena</text:p>
          </table:table-cell>
          <table:table-cell office:value-type="string">
            <text:p>248-726-1271</text:p>
          </table:table-cell>
          <table:table-cell office:value-type="string">
            <text:p>nestlewood drive</text:p>
          </table:table-cell>
          <table:table-cell office:value-type="string">
            <text:p>13130 Thornappl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teindl</text:p>
          </table:table-cell>
          <table:table-cell office:value-type="string">
            <text:p>Robert</text:p>
          </table:table-cell>
          <table:table-cell office:value-type="string">
            <text:p>703-476-4823</text:p>
          </table:table-cell>
          <table:table-cell office:value-type="string">
            <text:p>nestlewood drive</text:p>
          </table:table-cell>
          <table:table-cell office:value-type="string">
            <text:p>3124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Damato</text:p>
          </table:table-cell>
          <table:table-cell office:value-type="string">
            <text:p>Dennis </text:p>
          </table:table-cell>
          <table:table-cell office:value-type="string">
            <text:p>703-475-8981</text:p>
          </table:table-cell>
          <table:table-cell office:value-type="string">
            <text:p>ashburton avenue</text:p>
          </table:table-cell>
          <table:table-cell office:value-type="string">
            <text:p>3120 Ashburton Avenu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driveway in front of right side garage door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33">
            <text:p>233</text:p>
          </table:table-cell>
          <table:table-cell office:value-type="string">
            <text:p>Newman</text:p>
          </table:table-cell>
          <table:table-cell office:value-type="string">
            <text:p>Andy</text:p>
          </table:table-cell>
          <table:table-cell/>
          <table:table-cell office:value-type="string">
            <text:p>ashburton avenue</text:p>
          </table:table-cell>
          <table:table-cell office:value-type="string">
            <text:p>3116 Ashburton Avenu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39">
            <text:p>239</text:p>
          </table:table-cell>
          <table:table-cell office:value-type="string">
            <text:p>Dettmar</text:p>
          </table:table-cell>
          <table:table-cell office:value-type="string">
            <text:p>rita</text:p>
          </table:table-cell>
          <table:table-cell/>
          <table:table-cell office:value-type="string">
            <text:p>ashburton avenue</text:p>
          </table:table-cell>
          <table:table-cell office:value-type="string">
            <text:p>3115 Harrison Hollow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Wildermann</text:p>
          </table:table-cell>
          <table:table-cell office:value-type="string">
            <text:p>Dick</text:p>
          </table:table-cell>
          <table:table-cell office:value-type="string">
            <text:p>703-620-1355</text:p>
          </table:table-cell>
          <table:table-cell office:value-type="string">
            <text:p>ashburton avenue</text:p>
          </table:table-cell>
          <table:table-cell office:value-type="string">
            <text:p>13106 Wheeler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Lamanna</text:p>
          </table:table-cell>
          <table:table-cell office:value-type="string">
            <text:p>tom</text:p>
          </table:table-cell>
          <table:table-cell office:value-type="string">
            <text:p>703-476-9331</text:p>
          </table:table-cell>
          <table:table-cell office:value-type="string">
            <text:p>ashburton avenue</text:p>
          </table:table-cell>
          <table:table-cell office:value-type="string">
            <text:p>12906 Cinnnamon Oak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brick sidewalk on garage side of house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Griggs</text:p>
          </table:table-cell>
          <table:table-cell office:value-type="string">
            <text:p>richard</text:p>
          </table:table-cell>
          <table:table-cell/>
          <table:table-cell office:value-type="string">
            <text:p>myterra way</text:p>
          </table:table-cell>
          <table:table-cell office:value-type="string">
            <text:p>12400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Kaiser</text:p>
          </table:table-cell>
          <table:table-cell office:value-type="string">
            <text:p>Heide</text:p>
          </table:table-cell>
          <table:table-cell/>
          <table:table-cell office:value-type="string">
            <text:p>myterra way</text:p>
          </table:table-cell>
          <table:table-cell office:value-type="string">
            <text:p>12303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45">
            <text:p>245</text:p>
          </table:table-cell>
          <table:table-cell office:value-type="string">
            <text:p>Goffman</text:p>
          </table:table-cell>
          <table:table-cell office:value-type="string">
            <text:p>Barb</text:p>
          </table:table-cell>
          <table:table-cell/>
          <table:table-cell office:value-type="string">
            <text:p>myterra way</text:p>
          </table:table-cell>
          <table:table-cell office:value-type="string">
            <text:p>12301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side backyard fence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Haney</text:p>
          </table:table-cell>
          <table:table-cell office:value-type="string">
            <text:p>Mike</text:p>
          </table:table-cell>
          <table:table-cell office:value-type="string">
            <text:p>703-476-4640</text:p>
          </table:table-cell>
          <table:table-cell office:value-type="string">
            <text:p>myterra way</text:p>
          </table:table-cell>
          <table:table-cell office:value-type="string">
            <text:p>12314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front porch and front walk next to garage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47">
            <text:p>247</text:p>
          </table:table-cell>
          <table:table-cell office:value-type="string">
            <text:p>Maloney</text:p>
          </table:table-cell>
          <table:table-cell office:value-type="string">
            <text:p>Joe</text:p>
          </table:table-cell>
          <table:table-cell office:value-type="string">
            <text:p>703-620-0512</text:p>
          </table:table-cell>
          <table:table-cell office:value-type="string">
            <text:p>myterra way</text:p>
          </table:table-cell>
          <table:table-cell office:value-type="string">
            <text:p>12415 Macao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text:s/>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Alt</text:p>
          </table:table-cell>
          <table:table-cell office:value-type="string">
            <text:p>Loenard</text:p>
          </table:table-cell>
          <table:table-cell office:value-type="string">
            <text:p>703-945-9314</text:p>
          </table:table-cell>
          <table:table-cell office:value-type="string">
            <text:p>mares neck lane</text:p>
          </table:table-cell>
          <table:table-cell office:value-type="string">
            <text:p>13102 Mares Nec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grass on left side of driveway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Sorenson</text:p>
          </table:table-cell>
          <table:table-cell office:value-type="string">
            <text:p>Robert</text:p>
          </table:table-cell>
          <table:table-cell office:value-type="string">
            <text:p>703-391-9326</text:p>
          </table:table-cell>
          <table:table-cell office:value-type="string">
            <text:p>rounding run circle</text:p>
          </table:table-cell>
          <table:table-cell office:value-type="string">
            <text:p>13111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94">
            <text:p>194</text:p>
          </table:table-cell>
          <table:table-cell office:value-type="string">
            <text:p>Moriarity</text:p>
          </table:table-cell>
          <table:table-cell office:value-type="string">
            <text:p>richard</text:p>
          </table:table-cell>
          <table:table-cell office:value-type="string">
            <text:p>703-597-2467</text:p>
          </table:table-cell>
          <table:table-cell office:value-type="string">
            <text:p>rounding run circle</text:p>
          </table:table-cell>
          <table:table-cell office:value-type="string">
            <text:p>13110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Klingseis</text:p>
          </table:table-cell>
          <table:table-cell office:value-type="string">
            <text:p>Colette</text:p>
          </table:table-cell>
          <table:table-cell office:value-type="string">
            <text:p>703-476-1908</text:p>
          </table:table-cell>
          <table:table-cell office:value-type="string">
            <text:p>rounding run circle</text:p>
          </table:table-cell>
          <table:table-cell office:value-type="string">
            <text:p>13106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McCormick</text:p>
          </table:table-cell>
          <table:table-cell office:value-type="string">
            <text:p>Joe</text:p>
          </table:table-cell>
          <table:table-cell/>
          <table:table-cell office:value-type="string">
            <text:p>rounding run circle</text:p>
          </table:table-cell>
          <table:table-cell office:value-type="string">
            <text:p>13104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left side of garage door at garden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Rivers</text:p>
          </table:table-cell>
          <table:table-cell office:value-type="string">
            <text:p>Niuck</text:p>
          </table:table-cell>
          <table:table-cell office:value-type="string">
            <text:p>571-379-7025</text:p>
          </table:table-cell>
          <table:table-cell office:value-type="string">
            <text:p>rounding run circle</text:p>
          </table:table-cell>
          <table:table-cell office:value-type="string">
            <text:p>13102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225">
            <text:p>225</text:p>
          </table:table-cell>
          <table:table-cell office:value-type="string">
            <text:p>Smith</text:p>
          </table:table-cell>
          <table:table-cell office:value-type="string">
            <text:p>Mark </text:p>
          </table:table-cell>
          <table:table-cell office:value-type="string">
            <text:p>571-449-7128</text:p>
          </table:table-cell>
          <table:table-cell office:value-type="string">
            <text:p>nestlewood drive</text:p>
          </table:table-cell>
          <table:table-cell office:value-type="string">
            <text:p>13111 Bramblewoo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Barr</text:p>
          </table:table-cell>
          <table:table-cell office:value-type="string">
            <text:p>Norman</text:p>
          </table:table-cell>
          <table:table-cell/>
          <table:table-cell office:value-type="string">
            <text:p>nestlewood drive</text:p>
          </table:table-cell>
          <table:table-cell office:value-type="string">
            <text:p>3201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richardson</text:p>
          </table:table-cell>
          <table:table-cell office:value-type="string">
            <text:p>Karin</text:p>
          </table:table-cell>
          <table:table-cell/>
          <table:table-cell office:value-type="string">
            <text:p>nestlewood drive</text:p>
          </table:table-cell>
          <table:table-cell office:value-type="string">
            <text:p>3201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Crisp</text:p>
          </table:table-cell>
          <table:table-cell office:value-type="string">
            <text:p>Mike</text:p>
          </table:table-cell>
          <table:table-cell office:value-type="string">
            <text:p>703-476-6661</text:p>
          </table:table-cell>
          <table:table-cell office:value-type="string">
            <text:p>rounding run circle</text:p>
          </table:table-cell>
          <table:table-cell office:value-type="string">
            <text:p>3237 rounding Ru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under basketball rim left side. Try to allow room for car to park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84">
            <text:p>184</text:p>
          </table:table-cell>
          <table:table-cell office:value-type="string">
            <text:p>Holecko</text:p>
          </table:table-cell>
          <table:table-cell office:value-type="string">
            <text:p>Joan</text:p>
          </table:table-cell>
          <table:table-cell office:value-type="string">
            <text:p>703-648-9520</text:p>
          </table:table-cell>
          <table:table-cell office:value-type="string">
            <text:p>rounding run circle</text:p>
          </table:table-cell>
          <table:table-cell office:value-type="string">
            <text:p>3236 Rounding Ru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side of house on stones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Andrew</text:p>
          </table:table-cell>
          <table:table-cell/>
          <table:table-cell office:value-type="string">
            <text:p>nestlewood drive</text:p>
          </table:table-cell>
          <table:table-cell office:value-type="string">
            <text:p>3229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47">
            <text:p>147</text:p>
          </table:table-cell>
          <table:table-cell office:value-type="string">
            <text:p>helton</text:p>
          </table:table-cell>
          <table:table-cell office:value-type="string">
            <text:p>Anthony</text:p>
          </table:table-cell>
          <table:table-cell office:value-type="string">
            <text:p>703-390-9457</text:p>
          </table:table-cell>
          <table:table-cell office:value-type="string">
            <text:p>nestlewood drive</text:p>
          </table:table-cell>
          <table:table-cell office:value-type="string">
            <text:p>3213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Cai</text:p>
          </table:table-cell>
          <table:table-cell office:value-type="string">
            <text:p>Min</text:p>
          </table:table-cell>
          <table:table-cell office:value-type="string">
            <text:p>571-218-0477</text:p>
          </table:table-cell>
          <table:table-cell office:value-type="string">
            <text:p>nestlewood drive</text:p>
          </table:table-cell>
          <table:table-cell office:value-type="string">
            <text:p>3211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ayne</text:p>
          </table:table-cell>
          <table:table-cell office:value-type="string">
            <text:p>Bill</text:p>
          </table:table-cell>
          <table:table-cell office:value-type="string">
            <text:p>703-391-8975</text:p>
          </table:table-cell>
          <table:table-cell office:value-type="string">
            <text:p>nestlewood drive</text:p>
          </table:table-cell>
          <table:table-cell office:value-type="string">
            <text:p>3212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front walkway 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Pohl</text:p>
          </table:table-cell>
          <table:table-cell office:value-type="string">
            <text:p>Janice</text:p>
          </table:table-cell>
          <table:table-cell office:value-type="string">
            <text:p>703-264-1864</text:p>
          </table:table-cell>
          <table:table-cell office:value-type="string">
            <text:p>nestlewood drive</text:p>
          </table:table-cell>
          <table:table-cell office:value-type="string">
            <text:p>3222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Allen</text:p>
          </table:table-cell>
          <table:table-cell office:value-type="string">
            <text:p>RC</text:p>
          </table:table-cell>
          <table:table-cell office:value-type="string">
            <text:p>703-282-5163</text:p>
          </table:table-cell>
          <table:table-cell office:value-type="string">
            <text:p>nestlewood drive</text:p>
          </table:table-cell>
          <table:table-cell office:value-type="string">
            <text:p>3228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in back, 10 on left side, 20 on right side, 10 in front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Knox</text:p>
          </table:table-cell>
          <table:table-cell office:value-type="string">
            <text:p>Bart</text:p>
          </table:table-cell>
          <table:table-cell office:value-type="string">
            <text:p>703-657-3338</text:p>
          </table:table-cell>
          <table:table-cell office:value-type="string">
            <text:p>nestlewood drive</text:p>
          </table:table-cell>
          <table:table-cell office:value-type="string">
            <text:p>3202 Brynwood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 near garage door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Hite</text:p>
          </table:table-cell>
          <table:table-cell office:value-type="string">
            <text:p>Bill</text:p>
          </table:table-cell>
          <table:table-cell office:value-type="string">
            <text:p>703-860-4578</text:p>
          </table:table-cell>
          <table:table-cell office:value-type="string">
            <text:p>rounding run circle</text:p>
          </table:table-cell>
          <table:table-cell office:value-type="string">
            <text:p>3238 rounding Ru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far right side of driveway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Wichin</text:p>
          </table:table-cell>
          <table:table-cell office:value-type="string">
            <text:p>Ron</text:p>
          </table:table-cell>
          <table:table-cell office:value-type="string">
            <text:p>703-476-6183</text:p>
          </table:table-cell>
          <table:table-cell office:value-type="string">
            <text:p>rounding run circle</text:p>
          </table:table-cell>
          <table:table-cell office:value-type="string">
            <text:p>13158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/2 IN FRONT, 1/2 IN BACK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Donaldson</text:p>
          </table:table-cell>
          <table:table-cell office:value-type="string">
            <text:p>robert</text:p>
          </table:table-cell>
          <table:table-cell office:value-type="string">
            <text:p>703-932-9195</text:p>
          </table:table-cell>
          <table:table-cell office:value-type="string">
            <text:p>rounding run circle</text:p>
          </table:table-cell>
          <table:table-cell office:value-type="string">
            <text:p>13149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iu</text:p>
          </table:table-cell>
          <table:table-cell office:value-type="string">
            <text:p>Moi</text:p>
          </table:table-cell>
          <table:table-cell/>
          <table:table-cell office:value-type="string">
            <text:p>rounding run circle</text:p>
          </table:table-cell>
          <table:table-cell office:value-type="string">
            <text:p>3246 Duck Pon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Boulay</text:p>
          </table:table-cell>
          <table:table-cell office:value-type="string">
            <text:p>Nicolle</text:p>
          </table:table-cell>
          <table:table-cell/>
          <table:table-cell office:value-type="string">
            <text:p>rounding run circle</text:p>
          </table:table-cell>
          <table:table-cell office:value-type="string">
            <text:p>13135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slate pathway to right of driveway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ibson</text:p>
          </table:table-cell>
          <table:table-cell office:value-type="string">
            <text:p>Mike</text:p>
          </table:table-cell>
          <table:table-cell office:value-type="string">
            <text:p>703-860-1689</text:p>
          </table:table-cell>
          <table:table-cell office:value-type="string">
            <text:p>rounding run circle</text:p>
          </table:table-cell>
          <table:table-cell office:value-type="string">
            <text:p>13129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ihalek</text:p>
          </table:table-cell>
          <table:table-cell office:value-type="string">
            <text:p>Ed</text:p>
          </table:table-cell>
          <table:table-cell office:value-type="string">
            <text:p>703-625-1998</text:p>
          </table:table-cell>
          <table:table-cell office:value-type="string">
            <text:p>rounding run circle</text:p>
          </table:table-cell>
          <table:table-cell office:value-type="string">
            <text:p>13101 Briar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237">
            <text:p>237</text:p>
          </table:table-cell>
          <table:table-cell office:value-type="string">
            <text:p>daga</text:p>
          </table:table-cell>
          <table:table-cell office:value-type="string">
            <text:p>Anand</text:p>
          </table:table-cell>
          <table:table-cell office:value-type="string">
            <text:p>703-547-8464</text:p>
          </table:table-cell>
          <table:table-cell office:value-type="string">
            <text:p>rounding run circle</text:p>
          </table:table-cell>
          <table:table-cell office:value-type="string">
            <text:p>13109 Briar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Issi</text:p>
          </table:table-cell>
          <table:table-cell office:value-type="string">
            <text:p>Dominick </text:p>
          </table:table-cell>
          <table:table-cell office:value-type="string">
            <text:p>703-476-8032</text:p>
          </table:table-cell>
          <table:table-cell office:value-type="string">
            <text:p>rounding run circle</text:p>
          </table:table-cell>
          <table:table-cell office:value-type="string">
            <text:p>13125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y storm drain on concrete slab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McCarthy</text:p>
          </table:table-cell>
          <table:table-cell office:value-type="string">
            <text:p>John</text:p>
          </table:table-cell>
          <table:table-cell/>
          <table:table-cell office:value-type="string">
            <text:p>timber wood way</text:p>
          </table:table-cell>
          <table:table-cell office:value-type="string">
            <text:p>2940 timber Wood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catter along front yard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Kimble</text:p>
          </table:table-cell>
          <table:table-cell office:value-type="string">
            <text:p>Abby</text:p>
          </table:table-cell>
          <table:table-cell office:value-type="string">
            <text:p>703-262-0490</text:p>
          </table:table-cell>
          <table:table-cell office:value-type="string">
            <text:p>timber wood way</text:p>
          </table:table-cell>
          <table:table-cell office:value-type="string">
            <text:p>12355 Marionwoo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53">
            <text:p>153</text:p>
          </table:table-cell>
          <table:table-cell office:value-type="string">
            <text:p>Henton</text:p>
          </table:table-cell>
          <table:table-cell office:value-type="string">
            <text:p>Hort</text:p>
          </table:table-cell>
          <table:table-cell/>
          <table:table-cell office:value-type="string">
            <text:p>franklin corner lane</text:p>
          </table:table-cell>
          <table:table-cell office:value-type="string">
            <text:p>12604 Asturi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Weems</text:p>
          </table:table-cell>
          <table:table-cell office:value-type="string">
            <text:p>su-chui</text:p>
          </table:table-cell>
          <table:table-cell office:value-type="string">
            <text:p>703-758-0892</text:p>
          </table:table-cell>
          <table:table-cell office:value-type="string">
            <text:p>franklin corner lane</text:p>
          </table:table-cell>
          <table:table-cell office:value-type="string">
            <text:p>3003 Jonquilla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ehind house along right side of fence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Brady</text:p>
          </table:table-cell>
          <table:table-cell office:value-type="string">
            <text:p>Ray</text:p>
          </table:table-cell>
          <table:table-cell/>
          <table:table-cell office:value-type="string">
            <text:p>franklin corner lane</text:p>
          </table:table-cell>
          <table:table-cell office:value-type="string">
            <text:p>3026 Franklin Corner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walkway by garage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Coleman</text:p>
          </table:table-cell>
          <table:table-cell office:value-type="string">
            <text:p>Robert</text:p>
          </table:table-cell>
          <table:table-cell office:value-type="string">
            <text:p>703-476-8956</text:p>
          </table:table-cell>
          <table:table-cell office:value-type="string">
            <text:p>franklin corner lane</text:p>
          </table:table-cell>
          <table:table-cell office:value-type="string">
            <text:p>3023 franklin Corn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wal;kway on right near house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waters</text:p>
          </table:table-cell>
          <table:table-cell office:value-type="string">
            <text:p>Dennis </text:p>
          </table:table-cell>
          <table:table-cell/>
          <table:table-cell office:value-type="string">
            <text:p>franklin corner lane</text:p>
          </table:table-cell>
          <table:table-cell office:value-type="string">
            <text:p>3022 Franklin Corn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walk that leads to house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88">
            <text:p>188</text:p>
          </table:table-cell>
          <table:table-cell office:value-type="string">
            <text:p>syron</text:p>
          </table:table-cell>
          <table:table-cell office:value-type="string">
            <text:p>Nancy</text:p>
          </table:table-cell>
          <table:table-cell office:value-type="string">
            <text:p>703-860-2862</text:p>
          </table:table-cell>
          <table:table-cell office:value-type="string">
            <text:p>franklin corner lane</text:p>
          </table:table-cell>
          <table:table-cell office:value-type="string">
            <text:p>3011 Franklin Corn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back patio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38">
            <text:p>138</text:p>
          </table:table-cell>
          <table:table-cell office:value-type="string">
            <text:p>Evans</text:p>
          </table:table-cell>
          <table:table-cell office:value-type="string">
            <text:p>Brian</text:p>
          </table:table-cell>
          <table:table-cell office:value-type="string">
            <text:p>703-860-4934</text:p>
          </table:table-cell>
          <table:table-cell office:value-type="string">
            <text:p>dower house drive</text:p>
          </table:table-cell>
          <table:table-cell office:value-type="string">
            <text:p>3103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Rong</text:p>
          </table:table-cell>
          <table:table-cell office:value-type="string">
            <text:p>Mei</text:p>
          </table:table-cell>
          <table:table-cell office:value-type="string">
            <text:p>703-628-1567</text:p>
          </table:table-cell>
          <table:table-cell office:value-type="string">
            <text:p>dower house drive</text:p>
          </table:table-cell>
          <table:table-cell office:value-type="string">
            <text:p>12760 Flat Meadow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20">
            <text:p>220</text:p>
          </table:table-cell>
          <table:table-cell office:value-type="string">
            <text:p>Mitxchel</text:p>
          </table:table-cell>
          <table:table-cell office:value-type="string">
            <text:p>Tony</text:p>
          </table:table-cell>
          <table:table-cell/>
          <table:table-cell office:value-type="string">
            <text:p>dower house drive</text:p>
          </table:table-cell>
          <table:table-cell office:value-type="string">
            <text:p>12775 Flat Meadow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Singh</text:p>
          </table:table-cell>
          <table:table-cell office:value-type="string">
            <text:p>surjit</text:p>
          </table:table-cell>
          <table:table-cell office:value-type="string">
            <text:p>703-863-0029</text:p>
          </table:table-cell>
          <table:table-cell office:value-type="string">
            <text:p>winter wren court</text:p>
          </table:table-cell>
          <table:table-cell office:value-type="string">
            <text:p>12621 Winter Wr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Kelker</text:p>
          </table:table-cell>
          <table:table-cell office:value-type="string">
            <text:p>Anthony</text:p>
          </table:table-cell>
          <table:table-cell/>
          <table:table-cell office:value-type="string">
            <text:p>winter wren court</text:p>
          </table:table-cell>
          <table:table-cell office:value-type="string">
            <text:p>12605 winter Wr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Berlin</text:p>
          </table:table-cell>
          <table:table-cell office:value-type="string">
            <text:p>Jon</text:p>
          </table:table-cell>
          <table:table-cell office:value-type="string">
            <text:p>703-860-2848</text:p>
          </table:table-cell>
          <table:table-cell office:value-type="string">
            <text:p>timber wood way</text:p>
          </table:table-cell>
          <table:table-cell office:value-type="string">
            <text:p>2800 Baxley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at top right side of driveway. 5 piles with 6 bags in each pile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49">
            <text:p>249</text:p>
          </table:table-cell>
          <table:table-cell office:value-type="string">
            <text:p>Miller</text:p>
          </table:table-cell>
          <table:table-cell office:value-type="string">
            <text:p>Mark </text:p>
          </table:table-cell>
          <table:table-cell office:value-type="string">
            <text:p>703-657-3000</text:p>
          </table:table-cell>
          <table:table-cell office:value-type="string">
            <text:p>timber wood way</text:p>
          </table:table-cell>
          <table:table-cell office:value-type="string">
            <text:p>12622 glenbrooke Wood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end of driveway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90">
            <text:p>190</text:p>
          </table:table-cell>
          <table:table-cell office:value-type="string">
            <text:p>Glenn</text:p>
          </table:table-cell>
          <table:table-cell office:value-type="string">
            <text:p>Harry</text:p>
          </table:table-cell>
          <table:table-cell office:value-type="string">
            <text:p>813-394-8310</text:p>
          </table:table-cell>
          <table:table-cell office:value-type="string">
            <text:p>timber wood way</text:p>
          </table:table-cell>
          <table:table-cell office:value-type="string">
            <text:p>12507 summer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on driveway in front of the far left garage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12">
            <text:p>212</text:p>
          </table:table-cell>
          <table:table-cell office:value-type="string">
            <text:p>Waugh</text:p>
          </table:table-cell>
          <table:table-cell office:value-type="string">
            <text:p>Roy</text:p>
          </table:table-cell>
          <table:table-cell/>
          <table:table-cell office:value-type="string">
            <text:p>timber wood way</text:p>
          </table:table-cell>
          <table:table-cell office:value-type="string">
            <text:p>12502 Summer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41">
            <text:p>241</text:p>
          </table:table-cell>
          <table:table-cell office:value-type="string">
            <text:p>Picarelli</text:p>
          </table:table-cell>
          <table:table-cell office:value-type="string">
            <text:p>John</text:p>
          </table:table-cell>
          <table:table-cell office:value-type="string">
            <text:p>703-587-8257</text:p>
          </table:table-cell>
          <table:table-cell office:value-type="string">
            <text:p>timber wood way</text:p>
          </table:table-cell>
          <table:table-cell office:value-type="string">
            <text:p>2704 Reign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Kasputis</text:p>
          </table:table-cell>
          <table:table-cell office:value-type="string">
            <text:p>steve</text:p>
          </table:table-cell>
          <table:table-cell/>
          <table:table-cell office:value-type="string">
            <text:p>dower house drive</text:p>
          </table:table-cell>
          <table:table-cell office:value-type="string">
            <text:p>12600 Hay Mead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Busby</text:p>
          </table:table-cell>
          <table:table-cell office:value-type="string">
            <text:p>Jason</text:p>
          </table:table-cell>
          <table:table-cell office:value-type="string">
            <text:p>571-230-4402</text:p>
          </table:table-cell>
          <table:table-cell office:value-type="string">
            <text:p>dower house drive</text:p>
          </table:table-cell>
          <table:table-cell office:value-type="string">
            <text:p>3100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55">
            <text:p>255</text:p>
          </table:table-cell>
          <table:table-cell office:value-type="string">
            <text:p>Jiang</text:p>
          </table:table-cell>
          <table:table-cell office:value-type="string">
            <text:p>zhoa</text:p>
          </table:table-cell>
          <table:table-cell office:value-type="string">
            <text:p>571-354-0066</text:p>
          </table:table-cell>
          <table:table-cell office:value-type="string">
            <text:p>dower house drive</text:p>
          </table:table-cell>
          <table:table-cell office:value-type="string">
            <text:p>3104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150">
            <text:p>150</text:p>
          </table:table-cell>
          <table:table-cell office:value-type="string">
            <text:p>Hendricks</text:p>
          </table:table-cell>
          <table:table-cell office:value-type="string">
            <text:p>Pete </text:p>
          </table:table-cell>
          <table:table-cell office:value-type="string">
            <text:p>703-391-8704</text:p>
          </table:table-cell>
          <table:table-cell office:value-type="string">
            <text:p>dower house drive</text:p>
          </table:table-cell>
          <table:table-cell office:value-type="string">
            <text:p>3106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115">
            <text:p>115</text:p>
          </table:table-cell>
          <table:table-cell office:value-type="string">
            <text:p>Dicker</text:p>
          </table:table-cell>
          <table:table-cell office:value-type="string">
            <text:p>Carol</text:p>
          </table:table-cell>
          <table:table-cell office:value-type="string">
            <text:p>703-620-2474</text:p>
          </table:table-cell>
          <table:table-cell office:value-type="string">
            <text:p>dower house drive</text:p>
          </table:table-cell>
          <table:table-cell office:value-type="string">
            <text:p>12620 Heritage Farm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Schmieg</text:p>
          </table:table-cell>
          <table:table-cell office:value-type="string">
            <text:p>Jim</text:p>
          </table:table-cell>
          <table:table-cell/>
          <table:table-cell office:value-type="string">
            <text:p>dower house drive</text:p>
          </table:table-cell>
          <table:table-cell office:value-type="string">
            <text:p>3000 Heritage Farm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193">
            <text:p>193</text:p>
          </table:table-cell>
          <table:table-cell office:value-type="string">
            <text:p>Hard</text:p>
          </table:table-cell>
          <table:table-cell office:value-type="string">
            <text:p>Tom</text:p>
          </table:table-cell>
          <table:table-cell office:value-type="string">
            <text:p>703-932-6442</text:p>
          </table:table-cell>
          <table:table-cell office:value-type="string">
            <text:p>rounding run circle</text:p>
          </table:table-cell>
          <table:table-cell office:value-type="string">
            <text:p>13161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Horvath</text:p>
          </table:table-cell>
          <table:table-cell office:value-type="string">
            <text:p>Bill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12942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60">
            <text:p>260</text:p>
          </table:table-cell>
          <table:table-cell office:value-type="string">
            <text:p>mccabe</text:p>
          </table:table-cell>
          <table:table-cell office:value-type="string">
            <text:p>Mark 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12944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50">
            <text:p>250</text:p>
          </table:table-cell>
          <table:table-cell office:value-type="string">
            <text:p>sposito</text:p>
          </table:table-cell>
          <table:table-cell office:value-type="string">
            <text:p>Paul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12954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Turner</text:p>
          </table:table-cell>
          <table:table-cell office:value-type="string">
            <text:p>Bill</text:p>
          </table:table-cell>
          <table:table-cell office:value-type="string">
            <text:p>703-863-5456</text:p>
          </table:table-cell>
          <table:table-cell office:value-type="string">
            <text:p>franklin oaks drive</text:p>
          </table:table-cell>
          <table:table-cell office:value-type="string">
            <text:p>12945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driveway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Marlow</text:p>
          </table:table-cell>
          <table:table-cell office:value-type="string">
            <text:p>Bill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811 Gibso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21">
            <text:p>221</text:p>
          </table:table-cell>
          <table:table-cell office:value-type="string">
            <text:p>McCain</text:p>
          </table:table-cell>
          <table:table-cell office:value-type="string">
            <text:p>fred</text:p>
          </table:table-cell>
          <table:table-cell office:value-type="string">
            <text:p>703-819-2006</text:p>
          </table:table-cell>
          <table:table-cell office:value-type="string">
            <text:p>franklin oaks drive</text:p>
          </table:table-cell>
          <table:table-cell office:value-type="string">
            <text:p>2880 Frankli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38">
            <text:p>238</text:p>
          </table:table-cell>
          <table:table-cell office:value-type="string">
            <text:p>Cooper</text:p>
          </table:table-cell>
          <table:table-cell office:value-type="string">
            <text:p>Dale</text:p>
          </table:table-cell>
          <table:table-cell office:value-type="string">
            <text:p>703-476-2840</text:p>
          </table:table-cell>
          <table:table-cell office:value-type="string">
            <text:p>franklin oaks drive</text:p>
          </table:table-cell>
          <table:table-cell office:value-type="string">
            <text:p>2963 Brook M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Callahan</text:p>
          </table:table-cell>
          <table:table-cell office:value-type="string">
            <text:p>John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954 Brook M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25 bags in front of natural area before cherry trees, 35 in back yard by oak trees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Abravesh</text:p>
          </table:table-cell>
          <table:table-cell office:value-type="string">
            <text:p>Jeff</text:p>
          </table:table-cell>
          <table:table-cell office:value-type="string">
            <text:p>703-264-0602</text:p>
          </table:table-cell>
          <table:table-cell office:value-type="string">
            <text:p>franklin oaks drive</text:p>
          </table:table-cell>
          <table:table-cell office:value-type="string">
            <text:p>2801 Gibso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on sidewalk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252">
            <text:p>252</text:p>
          </table:table-cell>
          <table:table-cell office:value-type="string">
            <text:p>Byrne</text:p>
          </table:table-cell>
          <table:table-cell office:value-type="string">
            <text:p>Bill</text:p>
          </table:table-cell>
          <table:table-cell office:value-type="string">
            <text:p>703-927-0555</text:p>
          </table:table-cell>
          <table:table-cell office:value-type="string">
            <text:p>franklin oaks drive</text:p>
          </table:table-cell>
          <table:table-cell office:value-type="string">
            <text:p>12925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Locke</text:p>
          </table:table-cell>
          <table:table-cell office:value-type="string">
            <text:p>Dave </text:p>
          </table:table-cell>
          <table:table-cell office:value-type="string">
            <text:p>703-390-1202</text:p>
          </table:table-cell>
          <table:table-cell office:value-type="string">
            <text:p>franklin oaks drive</text:p>
          </table:table-cell>
          <table:table-cell office:value-type="string">
            <text:p>12915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Votaw</text:p>
          </table:table-cell>
          <table:table-cell office:value-type="string">
            <text:p>Wendy</text:p>
          </table:table-cell>
          <table:table-cell office:value-type="string">
            <text:p>703-476-5606</text:p>
          </table:table-cell>
          <table:table-cell office:value-type="string">
            <text:p>oak farms drive</text:p>
          </table:table-cell>
          <table:table-cell office:value-type="string">
            <text:p>12794 Netherleigh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5 or 6 high on right of driveway on brick walkw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smith</text:p>
          </table:table-cell>
          <table:table-cell office:value-type="string">
            <text:p>richard</text:p>
          </table:table-cell>
          <table:table-cell/>
          <table:table-cell office:value-type="string">
            <text:p>oak farms drive</text:p>
          </table:table-cell>
          <table:table-cell office:value-type="string">
            <text:p>2904 Oak shadow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table:number-columns-repeated="2"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Holland</text:p>
          </table:table-cell>
          <table:table-cell office:value-type="string">
            <text:p>Rick</text:p>
          </table:table-cell>
          <table:table-cell office:value-type="string">
            <text:p>703-476-7664</text:p>
          </table:table-cell>
          <table:table-cell office:value-type="string">
            <text:p>oak farms drive</text:p>
          </table:table-cell>
          <table:table-cell office:value-type="string">
            <text:p>2901 Amber Oak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Briggs</text:p>
          </table:table-cell>
          <table:table-cell office:value-type="string">
            <text:p>Marrianne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967 Frankli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front of right garage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117">
            <text:p>117</text:p>
          </table:table-cell>
          <table:table-cell office:value-type="string">
            <text:p>Aylor</text:p>
          </table:table-cell>
          <table:table-cell office:value-type="string">
            <text:p>Steve</text:p>
          </table:table-cell>
          <table:table-cell office:value-type="string">
            <text:p>703-856-5144</text:p>
          </table:table-cell>
          <table:table-cell office:value-type="string">
            <text:p>franklin oaks drive</text:p>
          </table:table-cell>
          <table:table-cell office:value-type="string">
            <text:p>2959 Frankli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est</text:p>
          </table:table-cell>
          <table:table-cell office:value-type="string">
            <text:p>Glenn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967 Brook M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254">
            <text:p>254</text:p>
          </table:table-cell>
          <table:table-cell office:value-type="string">
            <text:p>Villaflor</text:p>
          </table:table-cell>
          <table:table-cell office:value-type="string">
            <text:p>Mamie</text:p>
          </table:table-cell>
          <table:table-cell office:value-type="string">
            <text:p>703-407-3014</text:p>
          </table:table-cell>
          <table:table-cell office:value-type="string">
            <text:p>oak farms drive</text:p>
          </table:table-cell>
          <table:table-cell office:value-type="string">
            <text:p>12735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in front of garage door closest to street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Long</text:p>
          </table:table-cell>
          <table:table-cell office:value-type="string">
            <text:p>Karl</text:p>
          </table:table-cell>
          <table:table-cell office:value-type="string">
            <text:p>703-264-2458</text:p>
          </table:table-cell>
          <table:table-cell office:value-type="string">
            <text:p>oak farms drive</text:p>
          </table:table-cell>
          <table:table-cell office:value-type="string">
            <text:p>12726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240">
            <text:p>240</text:p>
          </table:table-cell>
          <table:table-cell office:value-type="string">
            <text:p>Vizza</text:p>
          </table:table-cell>
          <table:table-cell office:value-type="string">
            <text:p>Paul</text:p>
          </table:table-cell>
          <table:table-cell office:value-type="string">
            <text:p>202-607-5236</text:p>
          </table:table-cell>
          <table:table-cell office:value-type="string">
            <text:p>oak farms drive</text:p>
          </table:table-cell>
          <table:table-cell office:value-type="string">
            <text:p>12754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on right side of driveway, remainder in back where mulch already exists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Yuan</text:p>
          </table:table-cell>
          <table:table-cell office:value-type="string">
            <text:p>Fang</text:p>
          </table:table-cell>
          <table:table-cell/>
          <table:table-cell office:value-type="string">
            <text:p>oak farms drive</text:p>
          </table:table-cell>
          <table:table-cell office:value-type="string">
            <text:p>12765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Yang</text:p>
          </table:table-cell>
          <table:table-cell office:value-type="string">
            <text:p>Haihong</text:p>
          </table:table-cell>
          <table:table-cell office:value-type="string">
            <text:p>703-818-9080</text:p>
          </table:table-cell>
          <table:table-cell office:value-type="string">
            <text:p>oak farms drive</text:p>
          </table:table-cell>
          <table:table-cell office:value-type="string">
            <text:p>12800 Owlsley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all bags at end of driveway on the lawn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ao</text:p>
          </table:table-cell>
          <table:table-cell office:value-type="string">
            <text:p>Ju</text:p>
          </table:table-cell>
          <table:table-cell/>
          <table:table-cell office:value-type="string">
            <text:p>oak farms drive</text:p>
          </table:table-cell>
          <table:table-cell office:value-type="string">
            <text:p>12804 Netherleigh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rear of driveway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West </text:p>
          </table:table-cell>
          <table:table-cell office:value-type="string">
            <text:p>Leo</text:p>
          </table:table-cell>
          <table:table-cell/>
          <table:table-cell office:value-type="string">
            <text:p>thistlethorn drive</text:p>
          </table:table-cell>
          <table:table-cell office:value-type="string">
            <text:p>12985 Thistlethor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all in back in area marked with orange tape/flags</text:p>
          </table:table-cell>
          <table:table-cell table:number-columns-repeated="2"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Willhite</text:p>
          </table:table-cell>
          <table:table-cell office:value-type="string">
            <text:p>richard</text:p>
          </table:table-cell>
          <table:table-cell office:value-type="string">
            <text:p>703-391-7898</text:p>
          </table:table-cell>
          <table:table-cell office:value-type="string">
            <text:p>thistlethorn drive</text:p>
          </table:table-cell>
          <table:table-cell office:value-type="string">
            <text:p>12982 Thistlethor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takaks</text:p>
          </table:table-cell>
          <table:table-cell office:value-type="string">
            <text:p>Chris </text:p>
          </table:table-cell>
          <table:table-cell office:value-type="string">
            <text:p>703-476-7195</text:p>
          </table:table-cell>
          <table:table-cell office:value-type="string">
            <text:p>thistlethorn drive</text:p>
          </table:table-cell>
          <table:table-cell office:value-type="string">
            <text:p>12992 Thistlethor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wooden walkway in back yard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Kiliany</text:p>
          </table:table-cell>
          <table:table-cell office:value-type="string">
            <text:p>Tom</text:p>
          </table:table-cell>
          <table:table-cell/>
          <table:table-cell office:value-type="string">
            <text:p>thistlethorn drive</text:p>
          </table:table-cell>
          <table:table-cell office:value-type="string">
            <text:p>12902 Hedgetop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Crain</text:p>
          </table:table-cell>
          <table:table-cell office:value-type="string">
            <text:p>Jack </text:p>
          </table:table-cell>
          <table:table-cell office:value-type="string">
            <text:p>703-648-0821</text:p>
          </table:table-cell>
          <table:table-cell office:value-type="string">
            <text:p>still pond lane</text:p>
          </table:table-cell>
          <table:table-cell office:value-type="string">
            <text:p>3106 Still Pon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eide</text:p>
          </table:table-cell>
          <table:table-cell office:value-type="string">
            <text:p>Camy</text:p>
          </table:table-cell>
          <table:table-cell/>
          <table:table-cell office:value-type="string">
            <text:p>still pond lane</text:p>
          </table:table-cell>
          <table:table-cell office:value-type="string">
            <text:p>12664 Still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Brown</text:p>
          </table:table-cell>
          <table:table-cell office:value-type="string">
            <text:p>James</text:p>
          </table:table-cell>
          <table:table-cell office:value-type="string">
            <text:p>703-716-0456</text:p>
          </table:table-cell>
          <table:table-cell office:value-type="string">
            <text:p>still pond lane</text:p>
          </table:table-cell>
          <table:table-cell office:value-type="string">
            <text:p>3119 Hannahs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Longworth</text:p>
          </table:table-cell>
          <table:table-cell office:value-type="string">
            <text:p>Ted</text:p>
          </table:table-cell>
          <table:table-cell/>
          <table:table-cell office:value-type="string">
            <text:p>still pond lane</text:p>
          </table:table-cell>
          <table:table-cell office:value-type="string">
            <text:p>3122 Hannahs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Raust</text:p>
          </table:table-cell>
          <table:table-cell office:value-type="string">
            <text:p>Eric</text:p>
          </table:table-cell>
          <table:table-cell/>
          <table:table-cell office:value-type="string">
            <text:p>still pond lane</text:p>
          </table:table-cell>
          <table:table-cell office:value-type="string">
            <text:p>3125 Hannahs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Tufts</text:p>
          </table:table-cell>
          <table:table-cell office:value-type="string">
            <text:p>Tom</text:p>
          </table:table-cell>
          <table:table-cell office:value-type="string">
            <text:p>703-657-3217</text:p>
          </table:table-cell>
          <table:table-cell office:value-type="string">
            <text:p>still pond lane</text:p>
          </table:table-cell>
          <table:table-cell office:value-type="string">
            <text:p>12659 Still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Barlow</text:p>
          </table:table-cell>
          <table:table-cell office:value-type="string">
            <text:p>Randy</text:p>
          </table:table-cell>
          <table:table-cell office:value-type="string">
            <text:p>703-861-1312</text:p>
          </table:table-cell>
          <table:table-cell office:value-type="string">
            <text:p>still pond lane</text:p>
          </table:table-cell>
          <table:table-cell office:value-type="string">
            <text:p>12657 Still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illiam</text:p>
          </table:table-cell>
          <table:table-cell office:value-type="string">
            <text:p>Jeff</text:p>
          </table:table-cell>
          <table:table-cell office:value-type="string">
            <text:p>703-453-9155</text:p>
          </table:table-cell>
          <table:table-cell office:value-type="string">
            <text:p>still pond lane</text:p>
          </table:table-cell>
          <table:table-cell office:value-type="string">
            <text:p>12655 Still Pond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58">
            <text:p>158</text:p>
          </table:table-cell>
          <table:table-cell office:value-type="string">
            <text:p>Ginnett</text:p>
          </table:table-cell>
          <table:table-cell office:value-type="string">
            <text:p>richard</text:p>
          </table:table-cell>
          <table:table-cell office:value-type="string">
            <text:p>703-476-7464</text:p>
          </table:table-cell>
          <table:table-cell office:value-type="string">
            <text:p>oak farms drive</text:p>
          </table:table-cell>
          <table:table-cell office:value-type="string">
            <text:p>2809 Winter Oaks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Smith</text:p>
          </table:table-cell>
          <table:table-cell office:value-type="string">
            <text:p>Greg</text:p>
          </table:table-cell>
          <table:table-cell office:value-type="string">
            <text:p>703-927-1815</text:p>
          </table:table-cell>
          <table:table-cell office:value-type="string">
            <text:p>oak farms drive</text:p>
          </table:table-cell>
          <table:table-cell office:value-type="string">
            <text:p>2804 Winter Oaks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8"/>
          <table:table-cell office:value-type="string">
            <text:p>COEE</text:p>
          </table:table-cell>
          <table:table-cell office:value-type="string">
            <text:p>3301 Hidden Meadow Drive Herndon, VA 201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Truck</text:p>
          </table:table-cell>
          <table:table-cell office:value-type="string">
            <text:p>Total time</text:p>
          </table:table-cell>
          <table:table-cell office:value-type="string">
            <text:p>Total bags</text:p>
          </table:table-cell>
          <table:table-cell/>
          <table:table-cell office:value-type="string">
            <text:p>Rt</text:p>
          </table:table-cell>
          <table:table-cell office:value-type="string">
            <text:p>Truck</text:p>
          </table:table-cell>
          <table:table-cell office:value-type="string">
            <text:p>Bags</text:p>
          </table:table-cell>
          <table:table-cell office:value-type="string">
            <text:p>Load time</text:p>
          </table:table-cell>
          <table:table-cell office:value-type="string">
            <text:p>Drive time</text:p>
          </table:table-cell>
          <table:table-cell office:value-type="string">
            <text:p>Dead time</text:p>
          </table:table-cell>
          <table:table-cell office:value-type="string">
            <text:p>Total time</text:p>
          </table:table-cell>
          <table:table-cell office:value-type="string">
            <text:p>Route Commen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" table:formula="of:=SUMIF([.I$264:.I$297];[.D264];[.N$264:.N$297])" office:value-type="float" office:value="781.166666666667">
            <text:p>781</text:p>
          </table:table-cell>
          <table:table-cell table:style-name="ce1" table:formula="of:=SUMIF([.I$264:.I$297];[.D264];[.J$264:.J$297])" office:value-type="float" office:value="1909">
            <text:p>190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IF([.L$1:.L$260];[.H264];[.K$1:.K$260])" office:value-type="float" office:value="270">
            <text:p>270</text:p>
          </table:table-cell>
          <table:table-cell table:style-name="ce1" table:formula="of:=[.J264]/6" office:value-type="float" office:value="45">
            <text:p>45</text:p>
          </table:table-cell>
          <table:table-cell table:style-name="ce1" office:value-type="float" office:value="40">
            <text:p>40</text:p>
          </table:table-cell>
          <table:table-cell table:style-name="ce1" table:formula="of:=COUNTIF([.L$1:.L$260];[.H264])*5" office:value-type="float" office:value="25">
            <text:p>25</text:p>
          </table:table-cell>
          <table:table-cell table:style-name="ce1" table:formula="of:=SUM([.K264:.M264])" office:value-type="float" office:value="110">
            <text:p>110</text:p>
          </table:table-cell>
          <table:table-cell office:value-type="string">
            <text:p>Ugly route, lots of outliers. <text:s/>You'll bring back a full pallet. <text:s/>This was originally scheduled for Friday night and has scout families only. <text:s/>That's why it's short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" table:formula="of:=SUMIF([.I$264:.I$297];[.D265];[.N$264:.N$297])" office:value-type="float" office:value="679.666666666667">
            <text:p>680</text:p>
          </table:table-cell>
          <table:table-cell table:style-name="ce1" table:formula="of:=SUMIF([.I$264:.I$297];[.D265];[.J$264:.J$297])" office:value-type="float" office:value="2020">
            <text:p>202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IF([.L$1:.L$260];[.H265];[.K$1:.K$260])" office:value-type="float" office:value="305">
            <text:p>305</text:p>
          </table:table-cell>
          <table:table-cell table:style-name="ce1" table:formula="of:=[.J265]/6" office:value-type="float" office:value="50.8333333333333">
            <text:p>51</text:p>
          </table:table-cell>
          <table:table-cell table:style-name="ce1" office:value-type="float" office:value="10">
            <text:p>10</text:p>
          </table:table-cell>
          <table:table-cell table:style-name="ce1" table:formula="of:=COUNTIF([.L$1:.L$260];[.H265])*5" office:value-type="float" office:value="30">
            <text:p>30</text:p>
          </table:table-cell>
          <table:table-cell table:style-name="ce1" table:formula="of:=SUM([.K265:.M265])" office:value-type="float" office:value="90.8333333333333">
            <text:p>9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" table:formula="of:=SUMIF([.I$264:.I$297];[.D266];[.N$264:.N$297])" office:value-type="float" office:value="726.333333333333">
            <text:p>726</text:p>
          </table:table-cell>
          <table:table-cell table:style-name="ce1" table:formula="of:=SUMIF([.I$264:.I$297];[.D266];[.J$264:.J$297])" office:value-type="float" office:value="2138">
            <text:p>2138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IF([.L$1:.L$260];[.H266];[.K$1:.K$260])" office:value-type="float" office:value="324">
            <text:p>324</text:p>
          </table:table-cell>
          <table:table-cell table:style-name="ce1" table:formula="of:=[.J266]/6" office:value-type="float" office:value="54">
            <text:p>54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66])*5" office:value-type="float" office:value="50">
            <text:p>50</text:p>
          </table:table-cell>
          <table:table-cell table:style-name="ce1" table:formula="of:=SUM([.K266:.M266])" office:value-type="float" office:value="118">
            <text:p>118</text:p>
          </table:table-cell>
          <table:table-cell office:value-type="string">
            <text:p>Long drive after first delivery...don't strip all the wrap off the pallet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" table:formula="of:=SUMIF([.I$264:.I$297];[.D267];[.N$264:.N$297])" office:value-type="float" office:value="690.166666666667">
            <text:p>690</text:p>
          </table:table-cell>
          <table:table-cell table:style-name="ce1" table:formula="of:=SUMIF([.I$264:.I$297];[.D267];[.J$264:.J$297])" office:value-type="float" office:value="2029">
            <text:p>2029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SUMIF([.L$1:.L$260];[.H267];[.K$1:.K$260])" office:value-type="float" office:value="305">
            <text:p>305</text:p>
          </table:table-cell>
          <table:table-cell table:style-name="ce1" table:formula="of:=[.J267]/6" office:value-type="float" office:value="50.8333333333333">
            <text:p>51</text:p>
          </table:table-cell>
          <table:table-cell table:style-name="ce1" office:value-type="float" office:value="15">
            <text:p>15</text:p>
          </table:table-cell>
          <table:table-cell table:style-name="ce1" table:formula="of:=COUNTIF([.L$1:.L$260];[.H267])*5" office:value-type="float" office:value="45">
            <text:p>45</text:p>
          </table:table-cell>
          <table:table-cell table:style-name="ce1" table:formula="of:=SUM([.K267:.M267])" office:value-type="float" office:value="110.833333333333">
            <text:p>111</text:p>
          </table:table-cell>
          <table:table-cell office:value-type="string">
            <text:p>Deliveries 2-4 are across the street from each other...pick yer poiso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" table:formula="of:=SUMIF([.I$264:.I$297];[.D268];[.N$264:.N$297])" office:value-type="float" office:value="715.166666666667">
            <text:p>715</text:p>
          </table:table-cell>
          <table:table-cell table:style-name="ce1" table:formula="of:=SUMIF([.I$264:.I$297];[.D268];[.J$264:.J$297])" office:value-type="float" office:value="2125">
            <text:p>212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IF([.L$1:.L$260];[.H268];[.K$1:.K$260])" office:value-type="float" office:value="293">
            <text:p>293</text:p>
          </table:table-cell>
          <table:table-cell table:style-name="ce1" table:formula="of:=[.J268]/6" office:value-type="float" office:value="48.8333333333333">
            <text:p>49</text:p>
          </table:table-cell>
          <table:table-cell table:style-name="ce1" office:value-type="float" office:value="8">
            <text:p>8</text:p>
          </table:table-cell>
          <table:table-cell table:style-name="ce1" table:formula="of:=COUNTIF([.L$1:.L$260];[.H268])*5" office:value-type="float" office:value="40">
            <text:p>40</text:p>
          </table:table-cell>
          <table:table-cell table:style-name="ce1" table:formula="of:=SUM([.K268:.M268])" office:value-type="float" office:value="96.8333333333333">
            <text:p>97</text:p>
          </table:table-cell>
          <table:table-cell office:value-type="string">
            <text:p>Long drive between 6 &amp; 7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style-name="ce1" table:formula="of:=SUMIF([.I$264:.I$297];[.D269];[.N$264:.N$297])" office:value-type="float" office:value="0">
            <text:p>0</text:p>
          </table:table-cell>
          <table:table-cell table:style-name="ce1" table:formula="of:=SUMIF([.I$264:.I$297];[.D269];[.J$264:.J$29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IF([.L$1:.L$260];[.H269];[.K$1:.K$260])" office:value-type="float" office:value="310">
            <text:p>310</text:p>
          </table:table-cell>
          <table:table-cell table:style-name="ce1" table:formula="of:=[.J269]/6" office:value-type="float" office:value="51.6666666666667">
            <text:p>52</text:p>
          </table:table-cell>
          <table:table-cell table:style-name="ce1" office:value-type="float" office:value="19">
            <text:p>19</text:p>
          </table:table-cell>
          <table:table-cell table:style-name="ce1" table:formula="of:=COUNTIF([.L$1:.L$260];[.H269])*5" office:value-type="float" office:value="35">
            <text:p>35</text:p>
          </table:table-cell>
          <table:table-cell table:style-name="ce1" table:formula="of:=SUM([.K269:.M269])" office:value-type="float" office:value="105.666666666667">
            <text:p>106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Total bags</text:p>
          </table:table-cell>
          <table:table-cell table:style-name="ce1" table:formula="of:=SUM([.F264:.F269])" office:value-type="float" office:value="10221">
            <text:p>10221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IF([.L$1:.L$260];[.H270];[.K$1:.K$260])" office:value-type="float" office:value="320">
            <text:p>320</text:p>
          </table:table-cell>
          <table:table-cell table:style-name="ce1" table:formula="of:=[.J270]/6" office:value-type="float" office:value="53.3333333333333">
            <text:p>53</text:p>
          </table:table-cell>
          <table:table-cell table:style-name="ce1" office:value-type="float" office:value="20">
            <text:p>20</text:p>
          </table:table-cell>
          <table:table-cell table:style-name="ce1" table:formula="of:=COUNTIF([.L$1:.L$260];[.H270])*5" office:value-type="float" office:value="40">
            <text:p>40</text:p>
          </table:table-cell>
          <table:table-cell table:style-name="ce1" table:formula="of:=SUM([.K270:.M270])" office:value-type="float" office:value="113.333333333333">
            <text:p>11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IF([.L$1:.L$260];[.H271];[.K$1:.K$260])" office:value-type="float" office:value="325">
            <text:p>325</text:p>
          </table:table-cell>
          <table:table-cell table:style-name="ce1" table:formula="of:=[.J271]/6" office:value-type="float" office:value="54.1666666666667">
            <text:p>54</text:p>
          </table:table-cell>
          <table:table-cell table:style-name="ce1" office:value-type="float" office:value="36">
            <text:p>36</text:p>
          </table:table-cell>
          <table:table-cell table:style-name="ce1" table:formula="of:=COUNTIF([.L$1:.L$260];[.H271])*5" office:value-type="float" office:value="45">
            <text:p>45</text:p>
          </table:table-cell>
          <table:table-cell table:style-name="ce1" table:formula="of:=SUM([.K271:.M271])" office:value-type="float" office:value="135.166666666667">
            <text:p>135</text:p>
          </table:table-cell>
          <table:table-cell office:value-type="string">
            <text:p>Ugly route, lots of outliers.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IF([.L$1:.L$260];[.H272];[.K$1:.K$260])" office:value-type="float" office:value="305">
            <text:p>305</text:p>
          </table:table-cell>
          <table:table-cell table:style-name="ce1" table:formula="of:=[.J272]/6" office:value-type="float" office:value="50.8333333333333">
            <text:p>51</text:p>
          </table:table-cell>
          <table:table-cell table:style-name="ce1" office:value-type="float" office:value="20">
            <text:p>20</text:p>
          </table:table-cell>
          <table:table-cell table:style-name="ce1" table:formula="of:=COUNTIF([.L$1:.L$260];[.H272])*5" office:value-type="float" office:value="25">
            <text:p>25</text:p>
          </table:table-cell>
          <table:table-cell table:style-name="ce1" table:formula="of:=SUM([.K272:.M272])" office:value-type="float" office:value="95.8333333333333">
            <text:p>96</text:p>
          </table:table-cell>
          <table:table-cell office:value-type="string">
            <text:p>Batten down the hatches between 2nd and 3rd delivery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IF([.L$1:.L$260];[.H273];[.K$1:.K$260])" office:value-type="float" office:value="322">
            <text:p>322</text:p>
          </table:table-cell>
          <table:table-cell table:style-name="ce1" table:formula="of:=[.J273]/6" office:value-type="float" office:value="53.6666666666667">
            <text:p>54</text:p>
          </table:table-cell>
          <table:table-cell table:style-name="ce1" office:value-type="float" office:value="29">
            <text:p>29</text:p>
          </table:table-cell>
          <table:table-cell table:style-name="ce1" table:formula="of:=COUNTIF([.L$1:.L$260];[.H273])*5" office:value-type="float" office:value="60">
            <text:p>60</text:p>
          </table:table-cell>
          <table:table-cell table:style-name="ce1" table:formula="of:=SUM([.K273:.M273])" office:value-type="float" office:value="142.666666666667">
            <text:p>14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SUMIF([.L$1:.L$260];[.H274];[.K$1:.K$260])" office:value-type="float" office:value="320">
            <text:p>320</text:p>
          </table:table-cell>
          <table:table-cell table:style-name="ce1" table:formula="of:=[.J274]/6" office:value-type="float" office:value="53.3333333333333">
            <text:p>53</text:p>
          </table:table-cell>
          <table:table-cell table:style-name="ce1" office:value-type="float" office:value="22">
            <text:p>22</text:p>
          </table:table-cell>
          <table:table-cell table:style-name="ce1" table:formula="of:=COUNTIF([.L$1:.L$260];[.H274])*5" office:value-type="float" office:value="40">
            <text:p>40</text:p>
          </table:table-cell>
          <table:table-cell table:style-name="ce1" table:formula="of:=SUM([.K274:.M274])" office:value-type="float" office:value="115.333333333333">
            <text:p>11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SUMIF([.L$1:.L$260];[.H275];[.K$1:.K$260])" office:value-type="float" office:value="315">
            <text:p>315</text:p>
          </table:table-cell>
          <table:table-cell table:style-name="ce1" table:formula="of:=[.J275]/6" office:value-type="float" office:value="52.5">
            <text:p>53</text:p>
          </table:table-cell>
          <table:table-cell table:style-name="ce1" office:value-type="float" office:value="18">
            <text:p>18</text:p>
          </table:table-cell>
          <table:table-cell table:style-name="ce1" table:formula="of:=COUNTIF([.L$1:.L$260];[.H275])*5" office:value-type="float" office:value="55">
            <text:p>55</text:p>
          </table:table-cell>
          <table:table-cell table:style-name="ce1" table:formula="of:=SUM([.K275:.M275])" office:value-type="float" office:value="125.5">
            <text:p>126</text:p>
          </table:table-cell>
          <table:table-cell office:value-type="string">
            <text:p>The 10th and 11th orders are across from the 6th. <text:s/>You'll have to drive back by them on the way out, but you can do them immediately after the 6th if you want.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SUMIF([.L$1:.L$260];[.H276];[.K$1:.K$260])" office:value-type="float" office:value="315">
            <text:p>315</text:p>
          </table:table-cell>
          <table:table-cell table:style-name="ce1" table:formula="of:=[.J276]/6" office:value-type="float" office:value="52.5">
            <text:p>53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76])*5" office:value-type="float" office:value="35">
            <text:p>35</text:p>
          </table:table-cell>
          <table:table-cell table:style-name="ce1" table:formula="of:=SUM([.K276:.M276])" office:value-type="float" office:value="101.5">
            <text:p>102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SUMIF([.L$1:.L$260];[.H277];[.K$1:.K$260])" office:value-type="float" office:value="316">
            <text:p>316</text:p>
          </table:table-cell>
          <table:table-cell table:style-name="ce1" table:formula="of:=[.J277]/6" office:value-type="float" office:value="52.6666666666667">
            <text:p>53</text:p>
          </table:table-cell>
          <table:table-cell table:style-name="ce1" office:value-type="float" office:value="26">
            <text:p>26</text:p>
          </table:table-cell>
          <table:table-cell table:style-name="ce1" table:formula="of:=COUNTIF([.L$1:.L$260];[.H277])*5" office:value-type="float" office:value="45">
            <text:p>45</text:p>
          </table:table-cell>
          <table:table-cell table:style-name="ce1" table:formula="of:=SUM([.K277:.M277])" office:value-type="float" office:value="123.666666666667">
            <text:p>124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SUMIF([.L$1:.L$260];[.H278];[.K$1:.K$260])" office:value-type="float" office:value="316">
            <text:p>316</text:p>
          </table:table-cell>
          <table:table-cell table:style-name="ce1" table:formula="of:=[.J278]/6" office:value-type="float" office:value="52.6666666666667">
            <text:p>53</text:p>
          </table:table-cell>
          <table:table-cell table:style-name="ce1" office:value-type="float" office:value="21">
            <text:p>21</text:p>
          </table:table-cell>
          <table:table-cell table:style-name="ce1" table:formula="of:=COUNTIF([.L$1:.L$260];[.H278])*5" office:value-type="float" office:value="35">
            <text:p>35</text:p>
          </table:table-cell>
          <table:table-cell table:style-name="ce1" table:formula="of:=SUM([.K278:.M278])" office:value-type="float" office:value="108.666666666667">
            <text:p>109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SUMIF([.L$1:.L$260];[.H279];[.K$1:.K$260])" office:value-type="float" office:value="320">
            <text:p>320</text:p>
          </table:table-cell>
          <table:table-cell table:style-name="ce1" table:formula="of:=[.J279]/6" office:value-type="float" office:value="53.3333333333333">
            <text:p>53</text:p>
          </table:table-cell>
          <table:table-cell table:style-name="ce1" office:value-type="float" office:value="17">
            <text:p>17</text:p>
          </table:table-cell>
          <table:table-cell table:style-name="ce1" table:formula="of:=COUNTIF([.L$1:.L$260];[.H279])*5" office:value-type="float" office:value="40">
            <text:p>40</text:p>
          </table:table-cell>
          <table:table-cell table:style-name="ce1" table:formula="of:=SUM([.K279:.M279])" office:value-type="float" office:value="110.333333333333">
            <text:p>1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SUMIF([.L$1:.L$260];[.H280];[.K$1:.K$260])" office:value-type="float" office:value="311">
            <text:p>311</text:p>
          </table:table-cell>
          <table:table-cell table:style-name="ce1" table:formula="of:=[.J280]/6" office:value-type="float" office:value="51.8333333333333">
            <text:p>52</text:p>
          </table:table-cell>
          <table:table-cell table:style-name="ce1" office:value-type="float" office:value="13">
            <text:p>13</text:p>
          </table:table-cell>
          <table:table-cell table:style-name="ce1" table:formula="of:=COUNTIF([.L$1:.L$260];[.H280])*5" office:value-type="float" office:value="45">
            <text:p>45</text:p>
          </table:table-cell>
          <table:table-cell table:style-name="ce1" table:formula="of:=SUM([.K280:.M280])" office:value-type="float" office:value="109.833333333333">
            <text:p>1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IF([.L$1:.L$260];[.H281];[.K$1:.K$260])" office:value-type="float" office:value="322">
            <text:p>322</text:p>
          </table:table-cell>
          <table:table-cell table:style-name="ce1" table:formula="of:=[.J281]/6" office:value-type="float" office:value="53.6666666666667">
            <text:p>54</text:p>
          </table:table-cell>
          <table:table-cell table:style-name="ce1" office:value-type="float" office:value="24">
            <text:p>24</text:p>
          </table:table-cell>
          <table:table-cell table:style-name="ce1" table:formula="of:=COUNTIF([.L$1:.L$260];[.H281])*5" office:value-type="float" office:value="50">
            <text:p>50</text:p>
          </table:table-cell>
          <table:table-cell table:style-name="ce1" table:formula="of:=SUM([.K281:.M281])" office:value-type="float" office:value="127.666666666667">
            <text:p>128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formula="of:=SUMIF([.L$1:.L$260];[.H282];[.K$1:.K$260])" office:value-type="float" office:value="309">
            <text:p>309</text:p>
          </table:table-cell>
          <table:table-cell table:style-name="ce1" table:formula="of:=[.J282]/6" office:value-type="float" office:value="51.5">
            <text:p>52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82])*5" office:value-type="float" office:value="35">
            <text:p>35</text:p>
          </table:table-cell>
          <table:table-cell table:style-name="ce1" table:formula="of:=SUM([.K282:.M282])" office:value-type="float" office:value="100.5">
            <text:p>10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IF([.L$1:.L$260];[.H283];[.K$1:.K$260])" office:value-type="float" office:value="320">
            <text:p>320</text:p>
          </table:table-cell>
          <table:table-cell table:style-name="ce1" table:formula="of:=[.J283]/6" office:value-type="float" office:value="53.3333333333333">
            <text:p>53</text:p>
          </table:table-cell>
          <table:table-cell table:style-name="ce1" office:value-type="float" office:value="16">
            <text:p>16</text:p>
          </table:table-cell>
          <table:table-cell table:style-name="ce1" table:formula="of:=COUNTIF([.L$1:.L$260];[.H283])*5" office:value-type="float" office:value="55">
            <text:p>55</text:p>
          </table:table-cell>
          <table:table-cell table:style-name="ce1" table:formula="of:=SUM([.K283:.M283])" office:value-type="float" office:value="124.333333333333">
            <text:p>124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SUMIF([.L$1:.L$260];[.H284];[.K$1:.K$260])" office:value-type="float" office:value="303">
            <text:p>303</text:p>
          </table:table-cell>
          <table:table-cell table:style-name="ce1" table:formula="of:=[.J284]/6" office:value-type="float" office:value="50.5">
            <text:p>51</text:p>
          </table:table-cell>
          <table:table-cell table:style-name="ce1" office:value-type="float" office:value="20">
            <text:p>20</text:p>
          </table:table-cell>
          <table:table-cell table:style-name="ce1" table:formula="of:=COUNTIF([.L$1:.L$260];[.H284])*5" office:value-type="float" office:value="30">
            <text:p>30</text:p>
          </table:table-cell>
          <table:table-cell table:style-name="ce1" table:formula="of:=SUM([.K284:.M284])" office:value-type="float" office:value="100.5">
            <text:p>10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SUMIF([.L$1:.L$260];[.H285];[.K$1:.K$260])" office:value-type="float" office:value="310">
            <text:p>310</text:p>
          </table:table-cell>
          <table:table-cell table:style-name="ce1" table:formula="of:=[.J285]/6" office:value-type="float" office:value="51.6666666666667">
            <text:p>52</text:p>
          </table:table-cell>
          <table:table-cell table:style-name="ce1" office:value-type="float" office:value="9">
            <text:p>9</text:p>
          </table:table-cell>
          <table:table-cell table:style-name="ce1" table:formula="of:=COUNTIF([.L$1:.L$260];[.H285])*5" office:value-type="float" office:value="35">
            <text:p>35</text:p>
          </table:table-cell>
          <table:table-cell table:style-name="ce1" table:formula="of:=SUM([.K285:.M285])" office:value-type="float" office:value="95.6666666666667">
            <text:p>96</text:p>
          </table:table-cell>
          <table:table-cell office:value-type="string">
            <text:p>The 7th deliver is right next to the 5th. <text:s/>You'll drive past it to get home, but do it early if you want.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SUMIF([.L$1:.L$260];[.H286];[.K$1:.K$260])" office:value-type="float" office:value="315">
            <text:p>315</text:p>
          </table:table-cell>
          <table:table-cell table:style-name="ce1" table:formula="of:=[.J286]/6" office:value-type="float" office:value="52.5">
            <text:p>53</text:p>
          </table:table-cell>
          <table:table-cell table:style-name="ce1" office:value-type="float" office:value="10">
            <text:p>10</text:p>
          </table:table-cell>
          <table:table-cell table:style-name="ce1" table:formula="of:=COUNTIF([.L$1:.L$260];[.H286])*5" office:value-type="float" office:value="50">
            <text:p>50</text:p>
          </table:table-cell>
          <table:table-cell table:style-name="ce1" table:formula="of:=SUM([.K286:.M286])" office:value-type="float" office:value="112.5">
            <text:p>11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SUMIF([.L$1:.L$260];[.H287];[.K$1:.K$260])" office:value-type="float" office:value="315">
            <text:p>315</text:p>
          </table:table-cell>
          <table:table-cell table:style-name="ce1" table:formula="of:=[.J287]/6" office:value-type="float" office:value="52.5">
            <text:p>53</text:p>
          </table:table-cell>
          <table:table-cell table:style-name="ce1" office:value-type="float" office:value="8">
            <text:p>8</text:p>
          </table:table-cell>
          <table:table-cell table:style-name="ce1" table:formula="of:=COUNTIF([.L$1:.L$260];[.H287])*5" office:value-type="float" office:value="45">
            <text:p>45</text:p>
          </table:table-cell>
          <table:table-cell table:style-name="ce1" table:formula="of:=SUM([.K287:.M287])" office:value-type="float" office:value="105.5">
            <text:p>106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SUMIF([.L$1:.L$260];[.H288];[.K$1:.K$260])" office:value-type="float" office:value="320">
            <text:p>320</text:p>
          </table:table-cell>
          <table:table-cell table:style-name="ce1" table:formula="of:=[.J288]/6" office:value-type="float" office:value="53.3333333333333">
            <text:p>53</text:p>
          </table:table-cell>
          <table:table-cell table:style-name="ce1" office:value-type="float" office:value="17">
            <text:p>17</text:p>
          </table:table-cell>
          <table:table-cell table:style-name="ce1" table:formula="of:=COUNTIF([.L$1:.L$260];[.H288])*5" office:value-type="float" office:value="40">
            <text:p>40</text:p>
          </table:table-cell>
          <table:table-cell table:style-name="ce1" table:formula="of:=SUM([.K288:.M288])" office:value-type="float" office:value="110.333333333333">
            <text:p>1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SUMIF([.L$1:.L$260];[.H289];[.K$1:.K$260])" office:value-type="float" office:value="305">
            <text:p>305</text:p>
          </table:table-cell>
          <table:table-cell table:style-name="ce1" table:formula="of:=[.J289]/6" office:value-type="float" office:value="50.8333333333333">
            <text:p>51</text:p>
          </table:table-cell>
          <table:table-cell table:style-name="ce1" office:value-type="float" office:value="25">
            <text:p>25</text:p>
          </table:table-cell>
          <table:table-cell table:style-name="ce1" table:formula="of:=COUNTIF([.L$1:.L$260];[.H289])*5" office:value-type="float" office:value="50">
            <text:p>50</text:p>
          </table:table-cell>
          <table:table-cell table:style-name="ce1" table:formula="of:=SUM([.K289:.M289])" office:value-type="float" office:value="125.833333333333">
            <text:p>126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SUMIF([.L$1:.L$260];[.H290];[.K$1:.K$260])" office:value-type="float" office:value="323">
            <text:p>323</text:p>
          </table:table-cell>
          <table:table-cell table:style-name="ce1" table:formula="of:=[.J290]/6" office:value-type="float" office:value="53.8333333333333">
            <text:p>54</text:p>
          </table:table-cell>
          <table:table-cell table:style-name="ce1" office:value-type="float" office:value="16">
            <text:p>16</text:p>
          </table:table-cell>
          <table:table-cell table:style-name="ce1" table:formula="of:=COUNTIF([.L$1:.L$260];[.H290])*5" office:value-type="float" office:value="35">
            <text:p>35</text:p>
          </table:table-cell>
          <table:table-cell table:style-name="ce1" table:formula="of:=SUM([.K290:.M290])" office:value-type="float" office:value="104.833333333333">
            <text:p>10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SUMIF([.L$1:.L$260];[.H291];[.K$1:.K$260])" office:value-type="float" office:value="315">
            <text:p>315</text:p>
          </table:table-cell>
          <table:table-cell table:style-name="ce1" table:formula="of:=[.J291]/6" office:value-type="float" office:value="52.5">
            <text:p>53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91])*5" office:value-type="float" office:value="30">
            <text:p>30</text:p>
          </table:table-cell>
          <table:table-cell table:style-name="ce1" table:formula="of:=SUM([.K291:.M291])" office:value-type="float" office:value="96.5">
            <text:p>97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formula="of:=SUMIF([.L$1:.L$260];[.H292];[.K$1:.K$260])" office:value-type="float" office:value="315">
            <text:p>315</text:p>
          </table:table-cell>
          <table:table-cell table:style-name="ce1" table:formula="of:=[.J292]/6" office:value-type="float" office:value="52.5">
            <text:p>53</text:p>
          </table:table-cell>
          <table:table-cell table:style-name="ce1" office:value-type="float" office:value="13">
            <text:p>13</text:p>
          </table:table-cell>
          <table:table-cell table:style-name="ce1" table:formula="of:=COUNTIF([.L$1:.L$260];[.H292])*5" office:value-type="float" office:value="25">
            <text:p>25</text:p>
          </table:table-cell>
          <table:table-cell table:style-name="ce1" table:formula="of:=SUM([.K292:.M292])" office:value-type="float" office:value="90.5">
            <text:p>9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IF([.L$1:.L$260];[.H293];[.K$1:.K$260])" office:value-type="float" office:value="325">
            <text:p>325</text:p>
          </table:table-cell>
          <table:table-cell table:style-name="ce1" table:formula="of:=[.J293]/6" office:value-type="float" office:value="54.1666666666667">
            <text:p>54</text:p>
          </table:table-cell>
          <table:table-cell table:style-name="ce1" office:value-type="float" office:value="16">
            <text:p>16</text:p>
          </table:table-cell>
          <table:table-cell table:style-name="ce1" table:formula="of:=COUNTIF([.L$1:.L$260];[.H293])*5" office:value-type="float" office:value="30">
            <text:p>30</text:p>
          </table:table-cell>
          <table:table-cell table:style-name="ce1" table:formula="of:=SUM([.K293:.M293])" office:value-type="float" office:value="100.166666666667">
            <text:p>1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f:=SUMIF([.L$1:.L$260];[.H294];[.K$1:.K$260])" office:value-type="float" office:value="220">
            <text:p>220</text:p>
          </table:table-cell>
          <table:table-cell table:style-name="ce1" table:formula="of:=[.J294]/6" office:value-type="float" office:value="36.6666666666667">
            <text:p>37</text:p>
          </table:table-cell>
          <table:table-cell table:style-name="ce1" office:value-type="float" office:value="13">
            <text:p>13</text:p>
          </table:table-cell>
          <table:table-cell table:style-name="ce1" table:formula="of:=COUNTIF([.L$1:.L$260];[.H294])*5" office:value-type="float" office:value="30">
            <text:p>30</text:p>
          </table:table-cell>
          <table:table-cell table:style-name="ce1" table:formula="of:=SUM([.K294:.M294])" office:value-type="float" office:value="79.6666666666667">
            <text:p>8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SUMIF([.L$1:.L$260];[.H295];[.K$1:.K$260])" office:value-type="float" office:value="167">
            <text:p>167</text:p>
          </table:table-cell>
          <table:table-cell table:style-name="ce1" table:formula="of:=[.J295]/6" office:value-type="float" office:value="27.8333333333333">
            <text:p>28</text:p>
          </table:table-cell>
          <table:table-cell table:style-name="ce1" office:value-type="float" office:value="10">
            <text:p>10</text:p>
          </table:table-cell>
          <table:table-cell table:style-name="ce1" table:formula="of:=COUNTIF([.L$1:.L$260];[.H295])*5" office:value-type="float" office:value="20">
            <text:p>20</text:p>
          </table:table-cell>
          <table:table-cell table:style-name="ce1" table:formula="of:=SUM([.K295:.M295])" office:value-type="float" office:value="57.8333333333333">
            <text:p>58</text:p>
          </table:table-cell>
          <table:table-cell office:value-type="string">
            <text:p>Short, focused ru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SUMIF([.L$1:.L$260];[.H296];[.K$1:.K$260])" office:value-type="float" office:value="270">
            <text:p>270</text:p>
          </table:table-cell>
          <table:table-cell table:style-name="ce1" table:formula="of:=[.J296]/6" office:value-type="float" office:value="45">
            <text:p>45</text:p>
          </table:table-cell>
          <table:table-cell table:style-name="ce1" office:value-type="float" office:value="11">
            <text:p>11</text:p>
          </table:table-cell>
          <table:table-cell table:style-name="ce1" table:formula="of:=COUNTIF([.L$1:.L$260];[.H296])*5" office:value-type="float" office:value="40">
            <text:p>40</text:p>
          </table:table-cell>
          <table:table-cell table:style-name="ce1" table:formula="of:=SUM([.K296:.M296])" office:value-type="float" office:value="96">
            <text:p>96</text:p>
          </table:table-cell>
          <table:table-cell office:value-type="string">
            <text:p>Short, focused ru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SUMIF([.L$1:.L$260];[.H297];[.K$1:.K$260])" office:value-type="float" office:value="175">
            <text:p>175</text:p>
          </table:table-cell>
          <table:table-cell table:style-name="ce1" table:formula="of:=[.J297]/6" office:value-type="float" office:value="29.1666666666667">
            <text:p>29</text:p>
          </table:table-cell>
          <table:table-cell table:style-name="ce1" office:value-type="float" office:value="11">
            <text:p>11</text:p>
          </table:table-cell>
          <table:table-cell table:style-name="ce1" table:formula="of:=COUNTIF([.L$1:.L$260];[.H297])*5" office:value-type="float" office:value="10">
            <text:p>10</text:p>
          </table:table-cell>
          <table:table-cell table:style-name="ce1" table:formula="of:=SUM([.K297:.M297])" office:value-type="float" office:value="50.1666666666667">
            <text:p>50</text:p>
          </table:table-cell>
          <table:table-cell office:value-type="string">
            <text:p>Short, focused ru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5">
            <text:p>35</text:p>
          </table:table-cell>
          <table:table-cell/>
          <table:table-cell table:formula="of:=SUMIF([.L$1:.L$260];[.H298];[.K$1:.K$260])" office:value-type="float" office:value="0">
            <text:p>0</text:p>
          </table:table-cell>
          <table:table-cell table:style-name="ce1" table:formula="of:=[.J298]/6" office:value-type="float" office:value="0">
            <text:p>0</text:p>
          </table:table-cell>
          <table:table-cell table:style-name="ce1"/>
          <table:table-cell table:style-name="ce1" table:formula="of:=COUNTIF([.L$1:.L$260];[.H298])*5" office:value-type="float" office:value="0">
            <text:p>0</text:p>
          </table:table-cell>
          <table:table-cell table:style-name="ce1" table:formula="of:=SUM([.K298:.M298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6">
            <text:p>36</text:p>
          </table:table-cell>
          <table:table-cell/>
          <table:table-cell table:formula="of:=SUMIF([.L$1:.L$260];[.H299];[.K$1:.K$260])" office:value-type="float" office:value="0">
            <text:p>0</text:p>
          </table:table-cell>
          <table:table-cell table:style-name="ce1" table:formula="of:=[.J299]/6" office:value-type="float" office:value="0">
            <text:p>0</text:p>
          </table:table-cell>
          <table:table-cell table:style-name="ce1"/>
          <table:table-cell table:style-name="ce1" table:formula="of:=COUNTIF([.L$1:.L$260];[.H299])*5" office:value-type="float" office:value="0">
            <text:p>0</text:p>
          </table:table-cell>
          <table:table-cell table:style-name="ce1" table:formula="of:=SUM([.K299:.M299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7">
            <text:p>37</text:p>
          </table:table-cell>
          <table:table-cell/>
          <table:table-cell table:formula="of:=SUMIF([.L$1:.L$260];[.H300];[.K$1:.K$260])" office:value-type="float" office:value="0">
            <text:p>0</text:p>
          </table:table-cell>
          <table:table-cell table:style-name="ce1" table:formula="of:=[.J300]/6" office:value-type="float" office:value="0">
            <text:p>0</text:p>
          </table:table-cell>
          <table:table-cell table:style-name="ce1"/>
          <table:table-cell table:style-name="ce1" table:formula="of:=COUNTIF([.L$1:.L$260];[.H300])*5" office:value-type="float" office:value="0">
            <text:p>0</text:p>
          </table:table-cell>
          <table:table-cell table:style-name="ce1" table:formula="of:=SUM([.K300:.M300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8">
            <text:p>38</text:p>
          </table:table-cell>
          <table:table-cell/>
          <table:table-cell table:formula="of:=SUMIF([.L$1:.L$260];[.H301];[.K$1:.K$260])" office:value-type="float" office:value="0">
            <text:p>0</text:p>
          </table:table-cell>
          <table:table-cell table:style-name="ce1" table:formula="of:=[.J301]/6" office:value-type="float" office:value="0">
            <text:p>0</text:p>
          </table:table-cell>
          <table:table-cell table:style-name="ce1"/>
          <table:table-cell table:style-name="ce1" table:formula="of:=COUNTIF([.L$1:.L$260];[.H301])*5" office:value-type="float" office:value="0">
            <text:p>0</text:p>
          </table:table-cell>
          <table:table-cell table:style-name="ce1" table:formula="of:=SUM([.K301:.M301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9">
            <text:p>39</text:p>
          </table:table-cell>
          <table:table-cell/>
          <table:table-cell table:formula="of:=SUMIF([.L$1:.L$260];[.H302];[.K$1:.K$260])" office:value-type="float" office:value="0">
            <text:p>0</text:p>
          </table:table-cell>
          <table:table-cell table:style-name="ce1" table:formula="of:=[.J302]/6" office:value-type="float" office:value="0">
            <text:p>0</text:p>
          </table:table-cell>
          <table:table-cell table:style-name="ce1"/>
          <table:table-cell table:style-name="ce1" table:formula="of:=COUNTIF([.L$1:.L$260];[.H302])*5" office:value-type="float" office:value="0">
            <text:p>0</text:p>
          </table:table-cell>
          <table:table-cell table:style-name="ce1" table:formula="of:=SUM([.K302:.M302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40">
            <text:p>40</text:p>
          </table:table-cell>
          <table:table-cell/>
          <table:table-cell table:formula="of:=SUMIF([.L$1:.L$260];[.H303];[.K$1:.K$260])" office:value-type="float" office:value="0">
            <text:p>0</text:p>
          </table:table-cell>
          <table:table-cell table:style-name="ce1" table:formula="of:=[.J303]/6" office:value-type="float" office:value="0">
            <text:p>0</text:p>
          </table:table-cell>
          <table:table-cell table:style-name="ce1"/>
          <table:table-cell table:style-name="ce1" table:formula="of:=COUNTIF([.L$1:.L$260];[.H303])*5" office:value-type="float" office:value="0">
            <text:p>0</text:p>
          </table:table-cell>
          <table:table-cell table:style-name="ce1" table:formula="of:=SUM([.K303:.M303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9"/>
          <table:table-cell table:formula="of:=SUM([.J264:.J303])" office:value-type="float" office:value="10221">
            <text:p>10221</text:p>
          </table:table-cell>
          <table:table-cell table:formula="of:=SUM([.K264:.K303])*6" office:value-type="float" office:value="10221">
            <text:p>10221</text:p>
          </table:table-cell>
          <table:table-cell/>
          <table:table-cell table:formula="of:=SUM([.M264:.M303])/5" office:value-type="float" office:value="260">
            <text:p>260</text:p>
          </table:table-cell>
          <table:table-cell table:number-columns-repeated="4"/>
        </table:table-row>
        <table:table-row table:style-name="ro3">
          <table:table-cell table:number-columns-repeated="17"/>
        </table:table-row>
      </table:table>
      <table:table table:name="Trucks" table:style-name="ta1">
        <office:forms form:automatic-focus="false" form:apply-design-mode="false"/>
        <table:table-column table:style-name="co18" table:number-columns-repeated="3" table:default-cell-style-name="ce4"/>
        <table:table-column table:style-name="co18" table:default-cell-style-name="ce10"/>
        <table:table-column table:style-name="co18" table:default-cell-style-name="ce11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7" table:number-columns-repeated="1015" table:default-cell-style-name="ce15"/>
        <table:table-row table:style-name="ro3">
          <table:table-cell table:style-name="ce2" office:value-type="string">
            <text:p>Truck</text:p>
          </table:table-cell>
          <table:table-cell table:style-name="ce5" office:value-type="string">
            <text:p>Total time</text:p>
          </table:table-cell>
          <table:table-cell table:style-name="ce2" office:value-type="string">
            <text:p>Total bags</text:p>
          </table:table-cell>
          <table:table-cell table:style-name="ce2" office:value-type="string">
            <text:p>Routes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float" office:value="781.166666666667">
            <text:p>781</text:p>
          </table:table-cell>
          <table:table-cell table:style-name="ce2" office:value-type="float" office:value="1909">
            <text:p>1909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float" office:value="679.666666666667">
            <text:p>680</text:p>
          </table:table-cell>
          <table:table-cell table:style-name="ce2" office:value-type="float" office:value="2020">
            <text:p>2020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float" office:value="726.333333333333">
            <text:p>726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float" office:value="690.166666666667">
            <text:p>690</text:p>
          </table:table-cell>
          <table:table-cell table:style-name="ce2" office:value-type="float" office:value="2029">
            <text:p>2029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float" office:value="715.166666666667">
            <text:p>715</text:p>
          </table:table-cell>
          <table:table-cell table:style-name="ce2" office:value-type="float" office:value="2125">
            <text:p>2125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2"/>
          <table:table-cell table:style-name="ce6" office:value-type="string">
            <text:p>Total bags</text:p>
          </table:table-cell>
          <table:table-cell table:style-name="ce8" table:formula="of:=SUM([.C2:.C6])" office:value-type="float" office:value="10221">
            <text:p>10221</text:p>
          </table:table-cell>
          <table:table-cell table:style-name="ce8" table:formula="of:=SUM([.D2:.D6])" office:value-type="float" office:value="34">
            <text:p>34</text:p>
          </table:table-cell>
          <table:table-cell table:style-name="ce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Default" table:number-columns-repeated="3"/>
          <table:table-cell table:style-name="ce2" table:number-columns-repeated="2"/>
          <table:table-cell table:style-name="ce12" table:number-columns-repeated="4"/>
          <table:table-cell table:style-name="Default" table:number-columns-repeated="1015"/>
        </table:table-row>
        <table:table-row table:style-name="ro3">
          <table:table-cell table:style-name="ce3" office:value-type="string">
            <text:p>Truck</text:p>
          </table:table-cell>
          <table:table-cell table:style-name="ce3" office:value-type="string">
            <text:p>Route</text:p>
          </table:table-cell>
          <table:table-cell table:style-name="ce3" office:value-type="string">
            <text:p>Bags</text:p>
          </table:table-cell>
          <table:table-cell table:style-name="ce3" office:value-type="string">
            <text:p>Extra bags</text:p>
          </table:table-cell>
          <table:table-cell table:style-name="ce3" office:value-type="string">
            <text:p>Est. time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3" office:value-type="string">
            <text:p>Act. Time</text:p>
          </table:table-cell>
          <table:table-cell table:style-name="ce14" office:value-type="string">
            <text:p>Problems?</text:p>
          </table:table-cell>
          <table:table-cell table:style-name="Default" table:number-columns-repeated="1015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5">
            <text:p>325</text:p>
          </table:table-cell>
          <table:table-cell table:formula="of:=[.C10]-315" office:value-type="float" office:value="10">
            <text:p>10 </text:p>
          </table:table-cell>
          <table:table-cell office:value-type="float" office:value="135.166666666667">
            <text:p>135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22">
            <text:p>322</text:p>
          </table:table-cell>
          <table:table-cell table:formula="of:=[.C11]-315" office:value-type="float" office:value="7">
            <text:p>7 </text:p>
          </table:table-cell>
          <table:table-cell office:value-type="float" office:value="142.666666666667">
            <text:p>14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5">
            <text:p>315</text:p>
          </table:table-cell>
          <table:table-cell table:formula="of:=[.C12]-315" office:value-type="float" office:value="0">
            <text:p>0 </text:p>
          </table:table-cell>
          <table:table-cell office:value-type="float" office:value="125.5">
            <text:p>126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22">
            <text:p>322</text:p>
          </table:table-cell>
          <table:table-cell table:formula="of:=[.C13]-315" office:value-type="float" office:value="7">
            <text:p>7 </text:p>
          </table:table-cell>
          <table:table-cell office:value-type="float" office:value="127.666666666667">
            <text:p>128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table:formula="of:=[.C14]-315" office:value-type="float" office:value="5">
            <text:p>5 </text:p>
          </table:table-cell>
          <table:table-cell office:value-type="float" office:value="124.333333333333">
            <text:p>124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5">
            <text:p>305</text:p>
          </table:table-cell>
          <table:table-cell table:formula="of:=[.C15]-315" office:value-type="float" office:value="-10">
            <text:p>(10)</text:p>
          </table:table-cell>
          <table:table-cell office:value-type="float" office:value="125.833333333333">
            <text:p>126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table:formula="of:=[.C16]-315" office:value-type="float" office:value="-5">
            <text:p>(5)</text:p>
          </table:table-cell>
          <table:table-cell office:value-type="float" office:value="105.666666666667">
            <text:p>106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20">
            <text:p>320</text:p>
          </table:table-cell>
          <table:table-cell table:formula="of:=[.C17]-315" office:value-type="float" office:value="5">
            <text:p>5 </text:p>
          </table:table-cell>
          <table:table-cell office:value-type="float" office:value="113.333333333333">
            <text:p>113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15">
            <text:p>315</text:p>
          </table:table-cell>
          <table:table-cell table:formula="of:=[.C18]-315" office:value-type="float" office:value="0">
            <text:p>0 </text:p>
          </table:table-cell>
          <table:table-cell office:value-type="float" office:value="112.5">
            <text:p>113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15">
            <text:p>315</text:p>
          </table:table-cell>
          <table:table-cell table:formula="of:=[.C19]-315" office:value-type="float" office:value="0">
            <text:p>0 </text:p>
          </table:table-cell>
          <table:table-cell office:value-type="float" office:value="105.5">
            <text:p>106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15">
            <text:p>315</text:p>
          </table:table-cell>
          <table:table-cell table:formula="of:=[.C20]-315" office:value-type="float" office:value="0">
            <text:p>0 </text:p>
          </table:table-cell>
          <table:table-cell office:value-type="float" office:value="96.5">
            <text:p>97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70">
            <text:p>270</text:p>
          </table:table-cell>
          <table:table-cell table:formula="of:=[.C21]-315" office:value-type="float" office:value="-45">
            <text:p>(45)</text:p>
          </table:table-cell>
          <table:table-cell office:value-type="float" office:value="96">
            <text:p>96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75">
            <text:p>175</text:p>
          </table:table-cell>
          <table:table-cell table:formula="of:=[.C22]-315" office:value-type="float" office:value="-140">
            <text:p>(140)</text:p>
          </table:table-cell>
          <table:table-cell office:value-type="float" office:value="50.1666666666667">
            <text:p>50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C23]-315" office:value-type="float" office:value="-45">
            <text:p>(45)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table:formula="of:=[.C24]-315" office:value-type="float" office:value="-10">
            <text:p>(10)</text:p>
          </table:table-cell>
          <table:table-cell office:value-type="float" office:value="90.8333333333333">
            <text:p>91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16">
            <text:p>316</text:p>
          </table:table-cell>
          <table:table-cell table:formula="of:=[.C25]-315" office:value-type="float" office:value="1">
            <text:p>1 </text:p>
          </table:table-cell>
          <table:table-cell office:value-type="float" office:value="123.666666666667">
            <text:p>124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09">
            <text:p>309</text:p>
          </table:table-cell>
          <table:table-cell table:formula="of:=[.C26]-315" office:value-type="float" office:value="-6">
            <text:p>(6)</text:p>
          </table:table-cell>
          <table:table-cell office:value-type="float" office:value="100.5">
            <text:p>101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3">
            <text:p>303</text:p>
          </table:table-cell>
          <table:table-cell table:formula="of:=[.C27]-315" office:value-type="float" office:value="-12">
            <text:p>(12)</text:p>
          </table:table-cell>
          <table:table-cell office:value-type="float" office:value="100.5">
            <text:p>101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20">
            <text:p>320</text:p>
          </table:table-cell>
          <table:table-cell table:formula="of:=[.C28]-315" office:value-type="float" office:value="5">
            <text:p>5 </text:p>
          </table:table-cell>
          <table:table-cell office:value-type="float" office:value="110.333333333333">
            <text:p>110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15">
            <text:p>315</text:p>
          </table:table-cell>
          <table:table-cell table:formula="of:=[.C29]-315" office:value-type="float" office:value="0">
            <text:p>0 </text:p>
          </table:table-cell>
          <table:table-cell office:value-type="float" office:value="90.5">
            <text:p>91</text:p>
          </table:table-cell>
          <table:table-cell table:number-columns-repeated="1019"/>
        </table:table-row>
        <table:table-row table:style-name="ro6">
          <table:table-cell table:number-columns-repeated="2" office:value-type="float" office:value="4">
            <text:p>4</text:p>
          </table:table-cell>
          <table:table-cell office:value-type="float" office:value="305">
            <text:p>305</text:p>
          </table:table-cell>
          <table:table-cell table:formula="of:=[.C30]-315" office:value-type="float" office:value="-10">
            <text:p>(10)</text:p>
          </table:table-cell>
          <table:table-cell office:value-type="float" office:value="110.833333333333">
            <text:p>111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table:formula="of:=[.C31]-315" office:value-type="float" office:value="-22">
            <text:p>(22)</text:p>
          </table:table-cell>
          <table:table-cell office:value-type="float" office:value="96.8333333333333">
            <text:p>97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05">
            <text:p>305</text:p>
          </table:table-cell>
          <table:table-cell table:formula="of:=[.C32]-315" office:value-type="float" office:value="-10">
            <text:p>(10)</text:p>
          </table:table-cell>
          <table:table-cell office:value-type="float" office:value="95.8333333333333">
            <text:p>96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table:formula="of:=[.C33]-315" office:value-type="float" office:value="5">
            <text:p>5 </text:p>
          </table:table-cell>
          <table:table-cell office:value-type="float" office:value="115.333333333333">
            <text:p>115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6">
            <text:p>316</text:p>
          </table:table-cell>
          <table:table-cell table:formula="of:=[.C34]-315" office:value-type="float" office:value="1">
            <text:p>1 </text:p>
          </table:table-cell>
          <table:table-cell office:value-type="float" office:value="108.666666666667">
            <text:p>109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23">
            <text:p>323</text:p>
          </table:table-cell>
          <table:table-cell table:formula="of:=[.C35]-315" office:value-type="float" office:value="8">
            <text:p>8 </text:p>
          </table:table-cell>
          <table:table-cell office:value-type="float" office:value="104.833333333333">
            <text:p>105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67">
            <text:p>167</text:p>
          </table:table-cell>
          <table:table-cell table:formula="of:=[.C36]-315" office:value-type="float" office:value="-148">
            <text:p>(148)</text:p>
          </table:table-cell>
          <table:table-cell office:value-type="float" office:value="57.8333333333333">
            <text:p>58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table:formula="of:=[.C37]-315" office:value-type="float" office:value="9">
            <text:p>9 </text:p>
          </table:table-cell>
          <table:table-cell office:value-type="float" office:value="118">
            <text:p>118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15">
            <text:p>315</text:p>
          </table:table-cell>
          <table:table-cell table:formula="of:=[.C38]-315" office:value-type="float" office:value="0">
            <text:p>0 </text:p>
          </table:table-cell>
          <table:table-cell office:value-type="float" office:value="101.5">
            <text:p>102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20">
            <text:p>320</text:p>
          </table:table-cell>
          <table:table-cell table:formula="of:=[.C39]-315" office:value-type="float" office:value="5">
            <text:p>5 </text:p>
          </table:table-cell>
          <table:table-cell office:value-type="float" office:value="110.333333333333">
            <text:p>110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1">
            <text:p>311</text:p>
          </table:table-cell>
          <table:table-cell table:formula="of:=[.C40]-315" office:value-type="float" office:value="-4">
            <text:p>(4)</text:p>
          </table:table-cell>
          <table:table-cell office:value-type="float" office:value="109.833333333333">
            <text:p>110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10">
            <text:p>310</text:p>
          </table:table-cell>
          <table:table-cell table:formula="of:=[.C41]-315" office:value-type="float" office:value="-5">
            <text:p>(5)</text:p>
          </table:table-cell>
          <table:table-cell office:value-type="float" office:value="95.6666666666667">
            <text:p>96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25">
            <text:p>325</text:p>
          </table:table-cell>
          <table:table-cell table:formula="of:=[.C42]-315" office:value-type="float" office:value="10">
            <text:p>10 </text:p>
          </table:table-cell>
          <table:table-cell office:value-type="float" office:value="100.166666666667">
            <text:p>100</text:p>
          </table:table-cell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20">
            <text:p>220</text:p>
          </table:table-cell>
          <table:table-cell table:formula="of:=[.C43]-315" office:value-type="float" office:value="-95">
            <text:p>(95)</text:p>
          </table:table-cell>
          <table:table-cell office:value-type="float" office:value="79.6666666666667">
            <text:p>80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7" office:value-type="string">
            <text:p>Total bags</text:p>
          </table:table-cell>
          <table:table-cell table:style-name="ce9" table:formula="of:=SUM([.C10:.C43])" office:value-type="float" office:value="10221">
            <text:p>10221</text:p>
          </table:table-cell>
          <table:table-cell table:style-name="Default" table:number-columns-repeated="1021"/>
        </table:table-row>
      </table:table>
      <table:named-expressions/>
      <table:database-ranges>
        <table:database-range table:name="__Anonymous_Sheet_DB__0" table:target-range-address="'Working sheet'.H264:'Working sheet'.P29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rucks.A2:Trucks.D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2014 Troop 51 Mulch Delivery Master Sheet</text:p>
        </style:region-left>
        <style:region-center>
          <text:p>Page <text:page-number>1</text:page-number></text:p>
        </style:region-center>
        <style:region-right>
          <text:p><text:date style:data-style-name="N2" text:date-value="2014-03-21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3-21T22:49:23</dc:date>
    <meta:editing-duration>PT4H35M2S</meta:editing-duration>
    <meta:editing-cycles>23</meta:editing-cycles>
    <meta:print-date>2014-03-21T22:28:02</meta:print-date>
    <meta:document-statistic meta:table-count="2" meta:cell-count="3568" meta:object-count="0"/>
  </office:meta>
</office:document-meta>
</file>